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4b746c"/>
    </style:style>
    <style:style style:name="P14" style:family="paragraph" style:parent-style-name="Standard">
      <style:paragraph-properties fo:line-height="150%">
        <style:tab-stops/>
      </style:paragraph-properties>
      <style:text-properties officeooo:paragraph-rsid="0045f49d"/>
    </style:style>
    <style:style style:name="P15" style:family="paragraph" style:parent-style-name="Standard">
      <style:paragraph-properties fo:line-height="150%">
        <style:tab-stops/>
      </style:paragraph-properties>
      <style:text-properties officeooo:paragraph-rsid="00084b0c"/>
    </style:style>
    <style:style style:name="P16" style:family="paragraph" style:parent-style-name="Standard">
      <style:paragraph-properties fo:line-height="150%">
        <style:tab-stops/>
      </style:paragraph-properties>
      <style:text-properties officeooo:paragraph-rsid="00a518f5"/>
    </style:style>
    <style:style style:name="P17" style:family="paragraph" style:parent-style-name="Standard">
      <style:paragraph-properties fo:line-height="150%">
        <style:tab-stops/>
      </style:paragraph-properties>
      <style:text-properties officeooo:paragraph-rsid="00ca8af3"/>
    </style:style>
    <style:style style:name="P18" style:family="paragraph" style:parent-style-name="Standard">
      <style:paragraph-properties fo:line-height="150%">
        <style:tab-stops/>
      </style:paragraph-properties>
      <style:text-properties officeooo:paragraph-rsid="00f0fa8e"/>
    </style:style>
    <style:style style:name="P19" style:family="paragraph" style:parent-style-name="Standard">
      <style:paragraph-properties fo:line-height="150%">
        <style:tab-stops/>
      </style:paragraph-properties>
      <style:text-properties officeooo:paragraph-rsid="00f9d64b"/>
    </style:style>
    <style:style style:name="P20" style:family="paragraph" style:parent-style-name="Standard">
      <style:paragraph-properties fo:line-height="150%">
        <style:tab-stops/>
      </style:paragraph-properties>
      <style:text-properties officeooo:paragraph-rsid="00fb3f4f"/>
    </style:style>
    <style:style style:name="P21" style:family="paragraph" style:parent-style-name="Standard">
      <style:paragraph-properties fo:line-height="150%">
        <style:tab-stops/>
      </style:paragraph-properties>
      <style:text-properties officeooo:paragraph-rsid="014a2b92"/>
    </style:style>
    <style:style style:name="P22" style:family="paragraph" style:parent-style-name="Standard">
      <style:paragraph-properties fo:line-height="150%"/>
      <style:text-properties fo:font-style="normal" officeooo:rsid="01bc8c1d" officeooo:paragraph-rsid="00589762" style:font-style-asian="normal" style:font-style-complex="normal"/>
    </style:style>
    <style:style style:name="P23" style:family="paragraph" style:parent-style-name="Standard">
      <style:paragraph-properties fo:line-height="150%"/>
      <style:text-properties fo:font-style="normal" officeooo:rsid="01bc8c1d" officeooo:paragraph-rsid="004a44e4" style:font-style-asian="normal" style:font-style-complex="normal"/>
    </style:style>
    <style:style style:name="P24" style:family="paragraph" style:parent-style-name="Standard">
      <style:paragraph-properties fo:line-height="150%"/>
      <style:text-properties fo:font-style="normal" officeooo:rsid="00486ee6" officeooo:paragraph-rsid="0045f49d" style:font-style-asian="normal" style:font-style-complex="normal"/>
    </style:style>
    <style:style style:name="P25"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6"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27" style:family="paragraph" style:parent-style-name="Standard">
      <style:paragraph-properties fo:line-height="150%">
        <style:tab-stops/>
      </style:paragraph-properties>
      <style:text-properties officeooo:rsid="01a641f6" officeooo:paragraph-rsid="002b4b87"/>
    </style:style>
    <style:style style:name="P28" style:family="paragraph" style:parent-style-name="Standard">
      <style:paragraph-properties fo:line-height="150%">
        <style:tab-stops/>
      </style:paragraph-properties>
      <style:text-properties officeooo:rsid="002be240" officeooo:paragraph-rsid="002be240"/>
    </style:style>
    <style:style style:name="P29" style:family="paragraph" style:parent-style-name="Standard">
      <style:paragraph-properties fo:line-height="150%">
        <style:tab-stops/>
      </style:paragraph-properties>
      <style:text-properties officeooo:rsid="002be240" officeooo:paragraph-rsid="00397b5c"/>
    </style:style>
    <style:style style:name="P30" style:family="paragraph" style:parent-style-name="Standard">
      <style:paragraph-properties fo:line-height="150%">
        <style:tab-stops/>
      </style:paragraph-properties>
      <style:text-properties officeooo:rsid="015b9eec" officeooo:paragraph-rsid="015b9eec" fo:background-color="transparent"/>
    </style:style>
    <style:style style:name="P31" style:family="paragraph" style:parent-style-name="Text_20_body">
      <style:paragraph-properties fo:line-height="150%"/>
      <style:text-properties officeooo:paragraph-rsid="00084b0c"/>
    </style:style>
    <style:style style:name="P32" style:family="paragraph" style:parent-style-name="Text_20_body">
      <style:paragraph-properties fo:line-height="150%"/>
      <style:text-properties officeooo:paragraph-rsid="002c25a3"/>
    </style:style>
    <style:style style:name="P33" style:family="paragraph" style:parent-style-name="Text_20_body">
      <style:paragraph-properties fo:line-height="150%"/>
      <style:text-properties officeooo:paragraph-rsid="005edd2c"/>
    </style:style>
    <style:style style:name="P34" style:family="paragraph" style:parent-style-name="Text_20_body">
      <style:paragraph-properties fo:line-height="150%"/>
      <style:text-properties officeooo:paragraph-rsid="005cfc37"/>
    </style:style>
    <style:style style:name="P35" style:family="paragraph" style:parent-style-name="Text_20_body">
      <style:paragraph-properties fo:line-height="150%"/>
      <style:text-properties officeooo:paragraph-rsid="00659dbb"/>
    </style:style>
    <style:style style:name="P36" style:family="paragraph" style:parent-style-name="Text_20_body">
      <style:paragraph-properties fo:line-height="150%"/>
      <style:text-properties officeooo:paragraph-rsid="0068f452"/>
    </style:style>
    <style:style style:name="P37" style:family="paragraph" style:parent-style-name="Text_20_body">
      <style:paragraph-properties fo:line-height="150%"/>
      <style:text-properties officeooo:paragraph-rsid="0075f345"/>
    </style:style>
    <style:style style:name="P38" style:family="paragraph" style:parent-style-name="Text_20_body">
      <style:paragraph-properties fo:line-height="150%"/>
      <style:text-properties officeooo:paragraph-rsid="0081267a"/>
    </style:style>
    <style:style style:name="P39" style:family="paragraph" style:parent-style-name="Text_20_body">
      <style:paragraph-properties fo:line-height="150%"/>
      <style:text-properties officeooo:paragraph-rsid="0084211f"/>
    </style:style>
    <style:style style:name="P40" style:family="paragraph" style:parent-style-name="Text_20_body">
      <style:paragraph-properties fo:line-height="150%">
        <style:tab-stops/>
      </style:paragraph-properties>
      <style:text-properties officeooo:paragraph-rsid="015a8aa4"/>
    </style:style>
    <style:style style:name="P41" style:family="paragraph" style:parent-style-name="Text_20_body">
      <style:paragraph-properties fo:line-height="150%"/>
      <style:text-properties officeooo:paragraph-rsid="00b7f56e"/>
    </style:style>
    <style:style style:name="P42" style:family="paragraph" style:parent-style-name="Text_20_body">
      <style:paragraph-properties fo:line-height="150%"/>
      <style:text-properties officeooo:paragraph-rsid="015a8aa4"/>
    </style:style>
    <style:style style:name="P43" style:family="paragraph" style:parent-style-name="Text_20_body">
      <style:paragraph-properties fo:line-height="150%"/>
      <style:text-properties officeooo:paragraph-rsid="00084b0c" fo:background-color="transparent"/>
    </style:style>
    <style:style style:name="P44" style:family="paragraph" style:parent-style-name="Text_20_body">
      <style:paragraph-properties fo:line-height="150%"/>
      <style:text-properties officeooo:paragraph-rsid="0095eceb" fo:background-color="transparent"/>
    </style:style>
    <style:style style:name="P45" style:family="paragraph" style:parent-style-name="Text_20_body">
      <style:paragraph-properties fo:line-height="150%"/>
      <style:text-properties officeooo:paragraph-rsid="00915906" fo:background-color="transparent"/>
    </style:style>
    <style:style style:name="P46" style:family="paragraph" style:parent-style-name="Text_20_body">
      <style:paragraph-properties fo:line-height="150%"/>
      <style:text-properties officeooo:rsid="00c36f50" officeooo:paragraph-rsid="00084b0c" fo:background-color="transparent"/>
    </style:style>
    <style:style style:name="P47" style:family="paragraph" style:parent-style-name="Text_20_body">
      <style:paragraph-properties fo:line-height="150%"/>
      <style:text-properties officeooo:rsid="0021a518" officeooo:paragraph-rsid="00084b0c" fo:background-color="transparent"/>
    </style:style>
    <style:style style:name="P48"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49" style:family="paragraph" style:parent-style-name="Text_20_body">
      <style:paragraph-properties fo:line-height="150%"/>
      <style:text-properties officeooo:rsid="01c22af0" officeooo:paragraph-rsid="00084b0c"/>
    </style:style>
    <style:style style:name="P50" style:family="paragraph" style:parent-style-name="Text_20_body">
      <style:paragraph-properties fo:line-height="150%"/>
      <style:text-properties fo:font-style="normal" officeooo:paragraph-rsid="00084b0c" style:font-style-asian="normal" style:font-style-complex="normal"/>
    </style:style>
    <style:style style:name="P51" style:family="paragraph" style:parent-style-name="Text_20_body">
      <style:paragraph-properties fo:line-height="150%"/>
      <style:text-properties fo:font-style="normal" officeooo:rsid="01c974c6" officeooo:paragraph-rsid="00084b0c" style:font-style-asian="normal" style:font-style-complex="normal"/>
    </style:style>
    <style:style style:name="P52" style:family="paragraph" style:parent-style-name="Text_20_body">
      <style:paragraph-properties fo:line-height="150%"/>
      <style:text-properties fo:font-style="normal" officeooo:rsid="01c577bd" officeooo:paragraph-rsid="00084b0c" style:font-style-asian="normal" style:font-style-complex="normal"/>
    </style:style>
    <style:style style:name="P53" style:family="paragraph" style:parent-style-name="Text_20_body">
      <style:paragraph-properties fo:line-height="150%"/>
      <style:text-properties fo:font-style="normal" officeooo:rsid="01cfd0ad" officeooo:paragraph-rsid="00084b0c" style:font-style-asian="normal" style:font-style-complex="normal"/>
    </style:style>
    <style:style style:name="P54" style:family="paragraph" style:parent-style-name="Text_20_body">
      <style:paragraph-properties fo:line-height="150%"/>
      <style:text-properties fo:font-style="normal" officeooo:rsid="01c22af0" officeooo:paragraph-rsid="005edd2c" style:font-style-asian="normal" style:font-style-complex="normal"/>
    </style:style>
    <style:style style:name="P55" style:family="paragraph" style:parent-style-name="Text_20_body">
      <style:text-properties officeooo:paragraph-rsid="001d6a5d"/>
    </style:style>
    <style:style style:name="P56" style:family="paragraph" style:parent-style-name="Text_20_body">
      <style:paragraph-properties fo:margin-top="0cm" fo:margin-bottom="0cm" loext:contextual-spacing="false" fo:line-height="150%">
        <style:tab-stops/>
      </style:paragraph-properties>
      <style:text-properties officeooo:paragraph-rsid="00084b0c"/>
    </style:style>
    <style:style style:name="P57"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8" style:family="paragraph" style:parent-style-name="Heading_20_2">
      <style:paragraph-properties fo:line-height="150%"/>
    </style:style>
    <style:style style:name="P59" style:family="paragraph" style:parent-style-name="Heading_20_2" style:master-page-name="">
      <style:paragraph-properties fo:line-height="150%" style:page-number="auto" fo:break-before="page"/>
      <style:text-properties officeooo:paragraph-rsid="00084b0c"/>
    </style:style>
    <style:style style:name="P60" style:family="paragraph" style:parent-style-name="Standard" style:list-style-name="L1">
      <style:paragraph-properties fo:line-height="150%"/>
      <style:text-properties officeooo:paragraph-rsid="015d00fb"/>
    </style:style>
    <style:style style:name="P61" style:family="paragraph" style:parent-style-name="Standard">
      <style:paragraph-properties fo:line-height="150%"/>
      <style:text-properties officeooo:paragraph-rsid="015d00fb"/>
    </style:style>
    <style:style style:name="P62" style:family="paragraph" style:parent-style-name="Standard">
      <style:paragraph-properties fo:line-height="150%">
        <style:tab-stops/>
      </style:paragraph-properties>
      <style:text-properties officeooo:paragraph-rsid="017445b7"/>
    </style:style>
    <style:style style:name="P63" style:family="paragraph" style:parent-style-name="Standard">
      <style:paragraph-properties fo:line-height="150%">
        <style:tab-stops/>
      </style:paragraph-properties>
      <style:text-properties officeooo:paragraph-rsid="0175eb5a"/>
    </style:style>
    <style:style style:name="P64" style:family="paragraph" style:parent-style-name="Standard" style:list-style-name="L1">
      <style:paragraph-properties fo:line-height="150%"/>
      <style:text-properties officeooo:rsid="010f6cad" officeooo:paragraph-rsid="015d00fb"/>
    </style:style>
    <style:style style:name="P65" style:family="paragraph" style:parent-style-name="Standard">
      <style:paragraph-properties fo:line-height="150%">
        <style:tab-stops/>
      </style:paragraph-properties>
      <style:text-properties officeooo:rsid="02186c98" officeooo:paragraph-rsid="00ca8af3" fo:background-color="#dedce6"/>
    </style:style>
    <style:style style:name="P66" style:family="paragraph" style:parent-style-name="Standard" style:list-style-name="L1">
      <style:paragraph-properties fo:line-height="150%"/>
      <style:text-properties officeooo:paragraph-rsid="015d00fb" fo:background-color="transparent"/>
    </style:style>
    <style:style style:name="P67" style:family="paragraph" style:parent-style-name="Text_20_body" style:list-style-name="L2">
      <style:text-properties officeooo:paragraph-rsid="001d6a5d"/>
    </style:style>
    <style:style style:name="P68" style:family="paragraph" style:parent-style-name="Text_20_body" style:list-style-name="L3">
      <style:text-properties officeooo:paragraph-rsid="001d6a5d"/>
    </style:style>
    <style:style style:name="P69" style:family="paragraph" style:parent-style-name="Text_20_body">
      <style:paragraph-properties fo:line-height="150%"/>
      <style:text-properties officeooo:paragraph-rsid="00084b0c"/>
    </style:style>
    <style:style style:name="P70" style:family="paragraph" style:parent-style-name="Text_20_body">
      <style:paragraph-properties fo:line-height="150%">
        <style:tab-stops/>
      </style:paragraph-properties>
      <style:text-properties officeooo:paragraph-rsid="01c4fee6"/>
    </style:style>
    <style:style style:name="P71" style:family="paragraph" style:parent-style-name="Text_20_body">
      <style:paragraph-properties fo:line-height="150%">
        <style:tab-stops/>
      </style:paragraph-properties>
      <style:text-properties officeooo:paragraph-rsid="01cf161b"/>
    </style:style>
    <style:style style:name="P72" style:family="paragraph" style:parent-style-name="Text_20_body">
      <style:paragraph-properties fo:line-height="150%">
        <style:tab-stops/>
      </style:paragraph-properties>
      <style:text-properties officeooo:paragraph-rsid="020497be"/>
    </style:style>
    <style:style style:name="P73" style:family="paragraph" style:parent-style-name="Text_20_body">
      <style:paragraph-properties fo:line-height="150%">
        <style:tab-stops/>
      </style:paragraph-properties>
      <style:text-properties officeooo:paragraph-rsid="0219c56d"/>
    </style:style>
    <style:style style:name="P74" style:family="paragraph" style:parent-style-name="Text_20_body">
      <style:paragraph-properties fo:line-height="150%">
        <style:tab-stops/>
      </style:paragraph-properties>
      <style:text-properties officeooo:paragraph-rsid="02295755"/>
    </style:style>
    <style:style style:name="P75" style:family="paragraph" style:parent-style-name="Text_20_body">
      <style:paragraph-properties fo:line-height="150%">
        <style:tab-stops/>
      </style:paragraph-properties>
      <style:text-properties officeooo:paragraph-rsid="02500604"/>
    </style:style>
    <style:style style:name="P76" style:family="paragraph" style:parent-style-name="Text_20_body">
      <style:paragraph-properties fo:line-height="150%"/>
      <style:text-properties officeooo:paragraph-rsid="01e7df91"/>
    </style:style>
    <style:style style:name="P77" style:family="paragraph" style:parent-style-name="Text_20_body">
      <style:paragraph-properties fo:line-height="150%"/>
      <style:text-properties officeooo:paragraph-rsid="017fd336" fo:background-color="transparent"/>
    </style:style>
    <style:style style:name="P78" style:family="paragraph" style:parent-style-name="Text_20_body">
      <style:paragraph-properties fo:line-height="150%"/>
      <style:text-properties officeooo:paragraph-rsid="01c95c5d" fo:background-color="transparent"/>
    </style:style>
    <style:style style:name="P79" style:family="paragraph" style:parent-style-name="Text_20_body">
      <style:paragraph-properties fo:line-height="150%">
        <style:tab-stops/>
      </style:paragraph-properties>
      <style:text-properties officeooo:rsid="0191bbb9" officeooo:paragraph-rsid="0191bbb9" fo:background-color="transparent"/>
    </style:style>
    <style:style style:name="P80" style:family="paragraph" style:parent-style-name="Text_20_body">
      <style:paragraph-properties fo:line-height="150%">
        <style:tab-stops/>
      </style:paragraph-properties>
      <style:text-properties officeooo:rsid="00bbbca3" officeooo:paragraph-rsid="01a2c3c9" fo:background-color="transparent"/>
    </style:style>
    <style:style style:name="P81" style:family="paragraph" style:parent-style-name="Text_20_body">
      <style:text-properties officeooo:paragraph-rsid="00084b0c" fo:background-color="transparent"/>
    </style:style>
    <style:style style:name="P82" style:family="paragraph" style:parent-style-name="Text_20_body">
      <style:paragraph-properties fo:line-height="150%">
        <style:tab-stops/>
      </style:paragraph-properties>
      <style:text-properties officeooo:rsid="017feec2" officeooo:paragraph-rsid="017feec2"/>
    </style:style>
    <style:style style:name="P83" style:family="paragraph" style:parent-style-name="Text_20_body">
      <style:paragraph-properties fo:line-height="150%">
        <style:tab-stops/>
      </style:paragraph-properties>
      <style:text-properties officeooo:rsid="017feec2" officeooo:paragraph-rsid="018c3963"/>
    </style:style>
    <style:style style:name="P84" style:family="paragraph" style:parent-style-name="Text_20_body">
      <style:paragraph-properties fo:line-height="150%">
        <style:tab-stops/>
      </style:paragraph-properties>
      <style:text-properties officeooo:rsid="017feec2" officeooo:paragraph-rsid="01ea77f6"/>
    </style:style>
    <style:style style:name="P85" style:family="paragraph" style:parent-style-name="Text_20_body">
      <style:paragraph-properties fo:line-height="150%"/>
      <style:text-properties officeooo:paragraph-rsid="00084b0c" fo:background-color="#dedce6"/>
    </style:style>
    <style:style style:name="P86" style:family="paragraph" style:parent-style-name="Text_20_body">
      <style:paragraph-properties fo:line-height="150%">
        <style:tab-stops/>
      </style:paragraph-properties>
      <style:text-properties officeooo:rsid="017feec2" officeooo:paragraph-rsid="018db728" fo:background-color="#dedce6"/>
    </style:style>
    <style:style style:name="P87" style:family="paragraph" style:parent-style-name="Text_20_body">
      <style:paragraph-properties fo:line-height="150%">
        <style:tab-stops/>
      </style:paragraph-properties>
      <style:text-properties officeooo:paragraph-rsid="018ec77f" fo:background-color="#ffff00"/>
    </style:style>
    <style:style style:name="P88" style:family="paragraph" style:parent-style-name="Text_20_body">
      <style:paragraph-properties fo:line-height="150%">
        <style:tab-stops/>
      </style:paragraph-properties>
      <style:text-properties officeooo:rsid="020c526f" officeooo:paragraph-rsid="020c526f"/>
    </style:style>
    <style:style style:name="P89" style:family="paragraph" style:parent-style-name="Text_20_body">
      <style:paragraph-properties fo:line-height="150%">
        <style:tab-stops/>
      </style:paragraph-properties>
      <style:text-properties officeooo:rsid="0225add9" officeooo:paragraph-rsid="0225add9"/>
    </style:style>
    <style:style style:name="P90" style:family="paragraph" style:parent-style-name="Text_20_body">
      <style:paragraph-properties fo:line-height="150%">
        <style:tab-stops/>
      </style:paragraph-properties>
      <style:text-properties officeooo:rsid="025532c5" officeooo:paragraph-rsid="025532c5"/>
    </style:style>
    <style:style style:name="P91" style:family="paragraph" style:parent-style-name="Text_20_body" style:list-style-name="L4">
      <style:paragraph-properties fo:line-height="150%">
        <style:tab-stops/>
      </style:paragraph-properties>
      <style:text-properties officeooo:rsid="02563dd4" officeooo:paragraph-rsid="02563dd4"/>
    </style:style>
    <style:style style:name="P92" style:family="paragraph" style:parent-style-name="Text_20_body" style:list-style-name="L4">
      <style:paragraph-properties fo:line-height="150%">
        <style:tab-stops/>
      </style:paragraph-properties>
      <style:text-properties officeooo:rsid="0256658d" officeooo:paragraph-rsid="0256658d"/>
    </style:style>
    <style:style style:name="P93" style:family="paragraph" style:parent-style-name="Text_20_body" style:list-style-name="L2">
      <style:paragraph-properties fo:margin-top="0cm" fo:margin-bottom="0cm" loext:contextual-spacing="false"/>
      <style:text-properties officeooo:paragraph-rsid="001d6a5d"/>
    </style:style>
    <style:style style:name="P94" style:family="paragraph" style:parent-style-name="Text_20_body" style:list-style-name="L3">
      <style:paragraph-properties fo:margin-top="0cm" fo:margin-bottom="0cm" loext:contextual-spacing="false"/>
      <style:text-properties officeooo:paragraph-rsid="001d6a5d"/>
    </style:style>
    <style:style style:name="P95" style:family="paragraph" style:parent-style-name="Text_20_body">
      <style:paragraph-properties fo:margin-top="0cm" fo:margin-bottom="0cm" loext:contextual-spacing="false" fo:line-height="150%">
        <style:tab-stops/>
      </style:paragraph-properties>
      <style:text-properties officeooo:paragraph-rsid="00084b0c"/>
    </style:style>
    <style:style style:name="P96" style:family="paragraph" style:parent-style-name="Text_20_body">
      <style:paragraph-properties fo:margin-top="0cm" fo:margin-bottom="0cm" loext:contextual-spacing="false" fo:line-height="150%">
        <style:tab-stops/>
      </style:paragraph-properties>
      <style:text-properties officeooo:rsid="015cffbd" officeooo:paragraph-rsid="015cffbd" fo:background-color="#ffff00"/>
    </style:style>
    <style:style style:name="P97" style:family="paragraph" style:parent-style-name="Text_20_body">
      <style:paragraph-properties fo:margin-top="0cm" fo:margin-bottom="0cm" loext:contextual-spacing="false" fo:line-height="150%">
        <style:tab-stops/>
      </style:paragraph-properties>
      <style:text-properties officeooo:rsid="015f058f" officeooo:paragraph-rsid="015f058f" fo:background-color="#ffff00"/>
    </style:style>
    <style:style style:name="P98" style:family="paragraph" style:parent-style-name="Text_20_body">
      <style:paragraph-properties fo:margin-top="0cm" fo:margin-bottom="0cm" loext:contextual-spacing="false" fo:line-height="150%" fo:break-before="page">
        <style:tab-stops/>
      </style:paragraph-properties>
      <style:text-properties officeooo:rsid="015cffbd" officeooo:paragraph-rsid="015cffbd" fo:background-color="#ffff00"/>
    </style:style>
    <style:style style:name="P99" style:family="paragraph" style:parent-style-name="Text_20_body" style:master-page-name="">
      <style:paragraph-properties fo:line-height="150%" style:page-number="auto">
        <style:tab-stops/>
      </style:paragraph-properties>
      <style:text-properties officeooo:paragraph-rsid="01a0476c" fo:background-color="transparent"/>
    </style:style>
    <style:style style:name="T1" style:family="text">
      <style:text-properties officeooo:rsid="001de4d0"/>
    </style:style>
    <style:style style:name="T2" style:family="text">
      <style:text-properties officeooo:rsid="001de4d0" fo:background-color="transparent" loext:char-shading-value="0"/>
    </style:style>
    <style:style style:name="T3" style:family="text">
      <style:text-properties officeooo:rsid="002ca2f3" fo:background-color="transparent" loext:char-shading-value="0"/>
    </style:style>
    <style:style style:name="T4" style:family="text">
      <style:text-properties officeooo:rsid="01a25bb6" fo:background-color="transparent" loext:char-shading-value="0"/>
    </style:style>
    <style:style style:name="T5" style:family="text">
      <style:text-properties officeooo:rsid="00ecc727" fo:background-color="transparent" loext:char-shading-value="0"/>
    </style:style>
    <style:style style:name="T6" style:family="text">
      <style:text-properties officeooo:rsid="01b1fe37" fo:background-color="transparent" loext:char-shading-value="0"/>
    </style:style>
    <style:style style:name="T7" style:family="text">
      <style:text-properties officeooo:rsid="018b42ee" fo:background-color="transparent" loext:char-shading-value="0"/>
    </style:style>
    <style:style style:name="T8" style:family="text">
      <style:text-properties officeooo:rsid="021aae82" fo:background-color="transparent" loext:char-shading-value="0"/>
    </style:style>
    <style:style style:name="T9" style:family="text">
      <style:text-properties officeooo:rsid="021ade43" fo:background-color="transparent" loext:char-shading-value="0"/>
    </style:style>
    <style:style style:name="T10" style:family="text">
      <style:text-properties officeooo:rsid="020b2890" fo:background-color="transparent" loext:char-shading-value="0"/>
    </style:style>
    <style:style style:name="T11" style:family="text">
      <style:text-properties officeooo:rsid="020c1aa3" fo:background-color="transparent" loext:char-shading-value="0"/>
    </style:style>
    <style:style style:name="T12" style:family="text">
      <style:text-properties officeooo:rsid="00126b2f" fo:background-color="transparent" loext:char-shading-value="0"/>
    </style:style>
    <style:style style:name="T13" style:family="text">
      <style:text-properties officeooo:rsid="002c25a3" fo:background-color="transparent" loext:char-shading-value="0"/>
    </style:style>
    <style:style style:name="T14" style:family="text">
      <style:text-properties officeooo:rsid="002ebe5f" fo:background-color="transparent" loext:char-shading-value="0"/>
    </style:style>
    <style:style style:name="T15" style:family="text">
      <style:text-properties officeooo:rsid="002f483f" fo:background-color="transparent" loext:char-shading-value="0"/>
    </style:style>
    <style:style style:name="T16" style:family="text">
      <style:text-properties officeooo:rsid="0031266e" fo:background-color="transparent" loext:char-shading-value="0"/>
    </style:style>
    <style:style style:name="T17" style:family="text">
      <style:text-properties officeooo:rsid="001d8182" fo:background-color="transparent" loext:char-shading-value="0"/>
    </style:style>
    <style:style style:name="T18" style:family="text">
      <style:text-properties officeooo:rsid="004b746c" fo:background-color="transparent" loext:char-shading-value="0"/>
    </style:style>
    <style:style style:name="T19" style:family="text">
      <style:text-properties officeooo:rsid="004db134" fo:background-color="transparent" loext:char-shading-value="0"/>
    </style:style>
    <style:style style:name="T20" style:family="text">
      <style:text-properties officeooo:rsid="0051d219" fo:background-color="transparent" loext:char-shading-value="0"/>
    </style:style>
    <style:style style:name="T21" style:family="text">
      <style:text-properties officeooo:rsid="0051ebb3" fo:background-color="transparent" loext:char-shading-value="0"/>
    </style:style>
    <style:style style:name="T22" style:family="text">
      <style:text-properties officeooo:rsid="005212bd" fo:background-color="transparent" loext:char-shading-value="0"/>
    </style:style>
    <style:style style:name="T23" style:family="text">
      <style:text-properties officeooo:rsid="005284e0" fo:background-color="transparent" loext:char-shading-value="0"/>
    </style:style>
    <style:style style:name="T24" style:family="text">
      <style:text-properties officeooo:rsid="00560781" fo:background-color="transparent" loext:char-shading-value="0"/>
    </style:style>
    <style:style style:name="T25" style:family="text">
      <style:text-properties officeooo:rsid="016cc64a" fo:background-color="transparent" loext:char-shading-value="0"/>
    </style:style>
    <style:style style:name="T26" style:family="text">
      <style:text-properties officeooo:rsid="008aa8b9" fo:background-color="transparent" loext:char-shading-value="0"/>
    </style:style>
    <style:style style:name="T27" style:family="text">
      <style:text-properties officeooo:rsid="01685801" fo:background-color="transparent" loext:char-shading-value="0"/>
    </style:style>
    <style:style style:name="T28" style:family="text">
      <style:text-properties officeooo:rsid="00aa8735" fo:background-color="transparent" loext:char-shading-value="0"/>
    </style:style>
    <style:style style:name="T29" style:family="text">
      <style:text-properties officeooo:rsid="0072252c" fo:background-color="transparent" loext:char-shading-value="0"/>
    </style:style>
    <style:style style:name="T30" style:family="text">
      <style:text-properties officeooo:rsid="016baf72" fo:background-color="transparent" loext:char-shading-value="0"/>
    </style:style>
    <style:style style:name="T31" style:family="text">
      <style:text-properties officeooo:rsid="0073a3fb" fo:background-color="transparent" loext:char-shading-value="0"/>
    </style:style>
    <style:style style:name="T32" style:family="text">
      <style:text-properties officeooo:rsid="020b5f5c" fo:background-color="transparent" loext:char-shading-value="0"/>
    </style:style>
    <style:style style:name="T33" style:family="text">
      <style:text-properties officeooo:rsid="020e0983" fo:background-color="transparent" loext:char-shading-value="0"/>
    </style:style>
    <style:style style:name="T34" style:family="text">
      <style:text-properties officeooo:rsid="020e2338" fo:background-color="transparent" loext:char-shading-value="0"/>
    </style:style>
    <style:style style:name="T35" style:family="text">
      <style:text-properties officeooo:rsid="0213cdb9" fo:background-color="transparent" loext:char-shading-value="0"/>
    </style:style>
    <style:style style:name="T36" style:family="text">
      <style:text-properties officeooo:rsid="008ace15" fo:background-color="transparent" loext:char-shading-value="0"/>
    </style:style>
    <style:style style:name="T37" style:family="text">
      <style:text-properties officeooo:rsid="02186c98" fo:background-color="transparent" loext:char-shading-value="0"/>
    </style:style>
    <style:style style:name="T38" style:family="text">
      <style:text-properties officeooo:rsid="021900d4" fo:background-color="transparent" loext:char-shading-value="0"/>
    </style:style>
    <style:style style:name="T39" style:family="text">
      <style:text-properties officeooo:rsid="000e6bdd" fo:background-color="transparent" loext:char-shading-value="0"/>
    </style:style>
    <style:style style:name="T40" style:family="text">
      <style:text-properties officeooo:rsid="00d1cf93" fo:background-color="transparent" loext:char-shading-value="0"/>
    </style:style>
    <style:style style:name="T41" style:family="text">
      <style:text-properties officeooo:rsid="00238e52" fo:background-color="transparent" loext:char-shading-value="0"/>
    </style:style>
    <style:style style:name="T42" style:family="text">
      <style:text-properties officeooo:rsid="01550866" fo:background-color="transparent" loext:char-shading-value="0"/>
    </style:style>
    <style:style style:name="T43" style:family="text">
      <style:text-properties officeooo:rsid="0023fb22" fo:background-color="transparent" loext:char-shading-value="0"/>
    </style:style>
    <style:style style:name="T44" style:family="text">
      <style:text-properties officeooo:rsid="00e73dc8" fo:background-color="transparent" loext:char-shading-value="0"/>
    </style:style>
    <style:style style:name="T45" style:family="text">
      <style:text-properties officeooo:rsid="0025e3f0" fo:background-color="transparent" loext:char-shading-value="0"/>
    </style:style>
    <style:style style:name="T46" style:family="text">
      <style:text-properties officeooo:rsid="00ac264f" fo:background-color="transparent" loext:char-shading-value="0"/>
    </style:style>
    <style:style style:name="T47" style:family="text">
      <style:text-properties officeooo:rsid="01651e98" fo:background-color="transparent" loext:char-shading-value="0"/>
    </style:style>
    <style:style style:name="T48" style:family="text">
      <style:text-properties officeooo:rsid="0152cc28" fo:background-color="transparent" loext:char-shading-value="0"/>
    </style:style>
    <style:style style:name="T49" style:family="text">
      <style:text-properties officeooo:rsid="0153f8fa" fo:background-color="transparent" loext:char-shading-value="0"/>
    </style:style>
    <style:style style:name="T50" style:family="text">
      <style:text-properties officeooo:rsid="00c5784b" fo:background-color="transparent" loext:char-shading-value="0"/>
    </style:style>
    <style:style style:name="T51" style:family="text">
      <style:text-properties officeooo:rsid="00841b82" fo:background-color="transparent" loext:char-shading-value="0"/>
    </style:style>
    <style:style style:name="T52" style:family="text">
      <style:text-properties officeooo:rsid="00c88189" fo:background-color="transparent" loext:char-shading-value="0"/>
    </style:style>
    <style:style style:name="T53" style:family="text">
      <style:text-properties officeooo:rsid="00ca0f0d" fo:background-color="transparent" loext:char-shading-value="0"/>
    </style:style>
    <style:style style:name="T54" style:family="text">
      <style:text-properties officeooo:rsid="00d7d431" fo:background-color="transparent" loext:char-shading-value="0"/>
    </style:style>
    <style:style style:name="T55" style:family="text">
      <style:text-properties officeooo:rsid="00d9680a" fo:background-color="transparent" loext:char-shading-value="0"/>
    </style:style>
    <style:style style:name="T56" style:family="text">
      <style:text-properties officeooo:rsid="00e80602" fo:background-color="transparent" loext:char-shading-value="0"/>
    </style:style>
    <style:style style:name="T57" style:family="text">
      <style:text-properties officeooo:rsid="01092dda" fo:background-color="transparent" loext:char-shading-value="0"/>
    </style:style>
    <style:style style:name="T58" style:family="text">
      <style:text-properties officeooo:rsid="010a0756" fo:background-color="transparent" loext:char-shading-value="0"/>
    </style:style>
    <style:style style:name="T59" style:family="text">
      <style:text-properties officeooo:rsid="010b0e32" fo:background-color="transparent" loext:char-shading-value="0"/>
    </style:style>
    <style:style style:name="T60" style:family="text">
      <style:text-properties officeooo:rsid="01110f95" fo:background-color="transparent" loext:char-shading-value="0"/>
    </style:style>
    <style:style style:name="T61" style:family="text">
      <style:text-properties officeooo:rsid="01115e93" fo:background-color="transparent" loext:char-shading-value="0"/>
    </style:style>
    <style:style style:name="T62" style:family="text">
      <style:text-properties officeooo:rsid="0117d456" fo:background-color="transparent" loext:char-shading-value="0"/>
    </style:style>
    <style:style style:name="T63" style:family="text">
      <style:text-properties officeooo:rsid="01206267" fo:background-color="transparent" loext:char-shading-value="0"/>
    </style:style>
    <style:style style:name="T64" style:family="text">
      <style:text-properties officeooo:rsid="01222c51" fo:background-color="transparent" loext:char-shading-value="0"/>
    </style:style>
    <style:style style:name="T65" style:family="text">
      <style:text-properties officeooo:rsid="01229736" fo:background-color="transparent" loext:char-shading-value="0"/>
    </style:style>
    <style:style style:name="T66" style:family="text">
      <style:text-properties officeooo:rsid="01241fa6" fo:background-color="transparent" loext:char-shading-value="0"/>
    </style:style>
    <style:style style:name="T67" style:family="text">
      <style:text-properties officeooo:rsid="0138909a" fo:background-color="transparent" loext:char-shading-value="0"/>
    </style:style>
    <style:style style:name="T68" style:family="text">
      <style:text-properties officeooo:rsid="0151e7e7" fo:background-color="transparent" loext:char-shading-value="0"/>
    </style:style>
    <style:style style:name="T69" style:family="text">
      <style:text-properties officeooo:rsid="0106abcf" fo:background-color="transparent" loext:char-shading-value="0"/>
    </style:style>
    <style:style style:name="T70" style:family="text">
      <style:text-properties officeooo:rsid="0120c351" fo:background-color="transparent" loext:char-shading-value="0"/>
    </style:style>
    <style:style style:name="T71" style:family="text">
      <style:text-properties officeooo:rsid="014bf727" fo:background-color="transparent" loext:char-shading-value="0"/>
    </style:style>
    <style:style style:name="T72" style:family="text">
      <style:text-properties officeooo:rsid="0160ea3c" fo:background-color="transparent" loext:char-shading-value="0"/>
    </style:style>
    <style:style style:name="T73" style:family="text">
      <style:text-properties officeooo:rsid="01625390" fo:background-color="transparent" loext:char-shading-value="0"/>
    </style:style>
    <style:style style:name="T74" style:family="text">
      <style:text-properties officeooo:rsid="0165f80c" fo:background-color="transparent" loext:char-shading-value="0"/>
    </style:style>
    <style:style style:name="T75" style:family="text">
      <style:text-properties officeooo:rsid="01667d20" fo:background-color="transparent" loext:char-shading-value="0"/>
    </style:style>
    <style:style style:name="T76" style:family="text">
      <style:text-properties officeooo:rsid="016afdbb" fo:background-color="transparent" loext:char-shading-value="0"/>
    </style:style>
    <style:style style:name="T77" style:family="text">
      <style:text-properties officeooo:rsid="016ba309" fo:background-color="transparent" loext:char-shading-value="0"/>
    </style:style>
    <style:style style:name="T78" style:family="text">
      <style:text-properties officeooo:rsid="0168c829" fo:background-color="transparent" loext:char-shading-value="0"/>
    </style:style>
    <style:style style:name="T79" style:family="text">
      <style:text-properties fo:background-color="transparent" loext:char-shading-value="0"/>
    </style:style>
    <style:style style:name="T80" style:family="text">
      <style:text-properties officeooo:rsid="016cbbc1" fo:background-color="transparent" loext:char-shading-value="0"/>
    </style:style>
    <style:style style:name="T81" style:family="text">
      <style:text-properties officeooo:rsid="016d80df" fo:background-color="transparent" loext:char-shading-value="0"/>
    </style:style>
    <style:style style:name="T82" style:family="text">
      <style:text-properties officeooo:rsid="014f7860" fo:background-color="transparent" loext:char-shading-value="0"/>
    </style:style>
    <style:style style:name="T83" style:family="text">
      <style:text-properties officeooo:rsid="0120d5eb" fo:background-color="transparent" loext:char-shading-value="0"/>
    </style:style>
    <style:style style:name="T84" style:family="text">
      <style:text-properties officeooo:rsid="014c410d" fo:background-color="transparent" loext:char-shading-value="0"/>
    </style:style>
    <style:style style:name="T85" style:family="text">
      <style:text-properties officeooo:rsid="014e5165" fo:background-color="transparent" loext:char-shading-value="0"/>
    </style:style>
    <style:style style:name="T86" style:family="text">
      <style:text-properties officeooo:rsid="010d58cc" fo:background-color="transparent" loext:char-shading-value="0"/>
    </style:style>
    <style:style style:name="T87" style:family="text">
      <style:text-properties officeooo:rsid="016ff602" fo:background-color="transparent" loext:char-shading-value="0"/>
    </style:style>
    <style:style style:name="T88" style:family="text">
      <style:text-properties officeooo:rsid="010db026" fo:background-color="transparent" loext:char-shading-value="0"/>
    </style:style>
    <style:style style:name="T89" style:family="text">
      <style:text-properties officeooo:rsid="010e7324" fo:background-color="transparent" loext:char-shading-value="0"/>
    </style:style>
    <style:style style:name="T90" style:family="text">
      <style:text-properties officeooo:rsid="010dffb9" fo:background-color="transparent" loext:char-shading-value="0"/>
    </style:style>
    <style:style style:name="T91" style:family="text">
      <style:text-properties officeooo:rsid="01a51daf" fo:background-color="transparent" loext:char-shading-value="0"/>
    </style:style>
    <style:style style:name="T92" style:family="text">
      <style:text-properties officeooo:rsid="01ff6eac" fo:background-color="transparent" loext:char-shading-value="0"/>
    </style:style>
    <style:style style:name="T93" style:family="text">
      <style:text-properties officeooo:rsid="01ff961f" fo:background-color="transparent" loext:char-shading-value="0"/>
    </style:style>
    <style:style style:name="T94" style:family="text">
      <style:text-properties officeooo:rsid="00a518f5" fo:background-color="transparent" loext:char-shading-value="0"/>
    </style:style>
    <style:style style:name="T95" style:family="text">
      <style:text-properties officeooo:rsid="00cca909" fo:background-color="transparent" loext:char-shading-value="0"/>
    </style:style>
    <style:style style:name="T96" style:family="text">
      <style:text-properties officeooo:rsid="00cd1520" fo:background-color="transparent" loext:char-shading-value="0"/>
    </style:style>
    <style:style style:name="T97" style:family="text">
      <style:text-properties officeooo:rsid="0035d2b8" fo:background-color="transparent" loext:char-shading-value="0"/>
    </style:style>
    <style:style style:name="T98" style:family="text">
      <style:text-properties officeooo:rsid="01730a28" fo:background-color="transparent" loext:char-shading-value="0"/>
    </style:style>
    <style:style style:name="T99" style:family="text">
      <style:text-properties officeooo:rsid="017445b7" fo:background-color="transparent" loext:char-shading-value="0"/>
    </style:style>
    <style:style style:name="T100" style:family="text">
      <style:text-properties officeooo:rsid="0175eb5a" fo:background-color="transparent" loext:char-shading-value="0"/>
    </style:style>
    <style:style style:name="T101" style:family="text">
      <style:text-properties officeooo:rsid="001fd672" fo:background-color="transparent" loext:char-shading-value="0"/>
    </style:style>
    <style:style style:name="T102" style:family="text">
      <style:text-properties officeooo:rsid="00bd53c0" fo:background-color="transparent" loext:char-shading-value="0"/>
    </style:style>
    <style:style style:name="T103" style:family="text">
      <style:text-properties officeooo:rsid="01771c22" fo:background-color="transparent" loext:char-shading-value="0"/>
    </style:style>
    <style:style style:name="T104" style:family="text">
      <style:text-properties officeooo:rsid="017a2844" fo:background-color="transparent" loext:char-shading-value="0"/>
    </style:style>
    <style:style style:name="T105" style:family="text">
      <style:text-properties officeooo:rsid="017bae37" fo:background-color="transparent" loext:char-shading-value="0"/>
    </style:style>
    <style:style style:name="T106" style:family="text">
      <style:text-properties officeooo:rsid="017deb9c" fo:background-color="transparent" loext:char-shading-value="0"/>
    </style:style>
    <style:style style:name="T107" style:family="text">
      <style:text-properties officeooo:rsid="0191bbb9" fo:background-color="transparent" loext:char-shading-value="0"/>
    </style:style>
    <style:style style:name="T108" style:family="text">
      <style:text-properties officeooo:rsid="01b63977" fo:background-color="transparent" loext:char-shading-value="0"/>
    </style:style>
    <style:style style:name="T109" style:family="text">
      <style:text-properties officeooo:rsid="01b7f5cc" fo:background-color="transparent" loext:char-shading-value="0"/>
    </style:style>
    <style:style style:name="T110" style:family="text">
      <style:text-properties officeooo:rsid="01b95bf5" fo:background-color="transparent" loext:char-shading-value="0"/>
    </style:style>
    <style:style style:name="T111" style:family="text">
      <style:text-properties officeooo:rsid="01bb4836" fo:background-color="transparent" loext:char-shading-value="0"/>
    </style:style>
    <style:style style:name="T112" style:family="text">
      <style:text-properties officeooo:rsid="01beb9ba" fo:background-color="transparent" loext:char-shading-value="0"/>
    </style:style>
    <style:style style:name="T113" style:family="text">
      <style:text-properties officeooo:rsid="01bf8fc3" fo:background-color="transparent" loext:char-shading-value="0"/>
    </style:style>
    <style:style style:name="T114" style:family="text">
      <style:text-properties officeooo:rsid="01c1421c" fo:background-color="transparent" loext:char-shading-value="0"/>
    </style:style>
    <style:style style:name="T115" style:family="text">
      <style:text-properties officeooo:rsid="01c9d697" fo:background-color="transparent" loext:char-shading-value="0"/>
    </style:style>
    <style:style style:name="T116" style:family="text">
      <style:text-properties officeooo:rsid="01c9f820" fo:background-color="transparent" loext:char-shading-value="0"/>
    </style:style>
    <style:style style:name="T117" style:family="text">
      <style:text-properties officeooo:rsid="01ca9366" fo:background-color="transparent" loext:char-shading-value="0"/>
    </style:style>
    <style:style style:name="T118" style:family="text">
      <style:text-properties officeooo:rsid="01cbd557" fo:background-color="transparent" loext:char-shading-value="0"/>
    </style:style>
    <style:style style:name="T119" style:family="text">
      <style:text-properties officeooo:rsid="01d0fd57" fo:background-color="transparent" loext:char-shading-value="0"/>
    </style:style>
    <style:style style:name="T120" style:family="text">
      <style:text-properties officeooo:rsid="01d28b4a" fo:background-color="transparent" loext:char-shading-value="0"/>
    </style:style>
    <style:style style:name="T121" style:family="text">
      <style:text-properties officeooo:rsid="01d3e8d8" fo:background-color="transparent" loext:char-shading-value="0"/>
    </style:style>
    <style:style style:name="T122" style:family="text">
      <style:text-properties officeooo:rsid="01d575f6" fo:background-color="transparent" loext:char-shading-value="0"/>
    </style:style>
    <style:style style:name="T123" style:family="text">
      <style:text-properties officeooo:rsid="01d620c5" fo:background-color="transparent" loext:char-shading-value="0"/>
    </style:style>
    <style:style style:name="T124" style:family="text">
      <style:text-properties officeooo:rsid="01ce46a1" fo:background-color="transparent" loext:char-shading-value="0"/>
    </style:style>
    <style:style style:name="T125" style:family="text">
      <style:text-properties officeooo:rsid="01d7bce2" fo:background-color="transparent" loext:char-shading-value="0"/>
    </style:style>
    <style:style style:name="T126" style:family="text">
      <style:text-properties officeooo:rsid="01d986c9" fo:background-color="transparent" loext:char-shading-value="0"/>
    </style:style>
    <style:style style:name="T127" style:family="text">
      <style:text-properties officeooo:rsid="01da2438" fo:background-color="transparent" loext:char-shading-value="0"/>
    </style:style>
    <style:style style:name="T128" style:family="text">
      <style:text-properties officeooo:rsid="01e4f641" fo:background-color="transparent" loext:char-shading-value="0"/>
    </style:style>
    <style:style style:name="T129" style:family="text">
      <style:text-properties officeooo:rsid="013b1e38" fo:background-color="transparent" loext:char-shading-value="0"/>
    </style:style>
    <style:style style:name="T130" style:family="text">
      <style:text-properties officeooo:rsid="013b25b0" fo:background-color="transparent" loext:char-shading-value="0"/>
    </style:style>
    <style:style style:name="T131" style:family="text">
      <style:text-properties officeooo:rsid="013e2796" fo:background-color="transparent" loext:char-shading-value="0"/>
    </style:style>
    <style:style style:name="T132" style:family="text">
      <style:text-properties officeooo:rsid="013ba1dd" fo:background-color="transparent" loext:char-shading-value="0"/>
    </style:style>
    <style:style style:name="T133" style:family="text">
      <style:text-properties officeooo:rsid="013bc50b" fo:background-color="transparent" loext:char-shading-value="0"/>
    </style:style>
    <style:style style:name="T134" style:family="text">
      <style:text-properties officeooo:rsid="013d2d94" fo:background-color="transparent" loext:char-shading-value="0"/>
    </style:style>
    <style:style style:name="T135" style:family="text">
      <style:text-properties officeooo:rsid="013f04d4" fo:background-color="transparent" loext:char-shading-value="0"/>
    </style:style>
    <style:style style:name="T136" style:family="text">
      <style:text-properties officeooo:rsid="013fe3dd" fo:background-color="transparent" loext:char-shading-value="0"/>
    </style:style>
    <style:style style:name="T137" style:family="text">
      <style:text-properties officeooo:rsid="0140b29c" fo:background-color="transparent" loext:char-shading-value="0"/>
    </style:style>
    <style:style style:name="T138" style:family="text">
      <style:text-properties officeooo:rsid="01ddb302" fo:background-color="transparent" loext:char-shading-value="0"/>
    </style:style>
    <style:style style:name="T139" style:family="text">
      <style:text-properties officeooo:rsid="01de5e73" fo:background-color="transparent" loext:char-shading-value="0"/>
    </style:style>
    <style:style style:name="T140" style:family="text">
      <style:text-properties officeooo:rsid="01e01c63" fo:background-color="transparent" loext:char-shading-value="0"/>
    </style:style>
    <style:style style:name="T141" style:family="text">
      <style:text-properties officeooo:rsid="01e14838" fo:background-color="transparent" loext:char-shading-value="0"/>
    </style:style>
    <style:style style:name="T142" style:family="text">
      <style:text-properties officeooo:rsid="01e1fdad" fo:background-color="transparent" loext:char-shading-value="0"/>
    </style:style>
    <style:style style:name="T143" style:family="text">
      <style:text-properties officeooo:rsid="01e352a2" fo:background-color="transparent" loext:char-shading-value="0"/>
    </style:style>
    <style:style style:name="T144" style:family="text">
      <style:text-properties officeooo:rsid="01e5aabf" fo:background-color="transparent" loext:char-shading-value="0"/>
    </style:style>
    <style:style style:name="T145" style:family="text">
      <style:text-properties officeooo:rsid="01e61fd5" fo:background-color="transparent" loext:char-shading-value="0"/>
    </style:style>
    <style:style style:name="T146" style:family="text">
      <style:text-properties officeooo:rsid="01f0eb67" fo:background-color="transparent" loext:char-shading-value="0"/>
    </style:style>
    <style:style style:name="T147" style:family="text">
      <style:text-properties officeooo:rsid="01f1bc11" fo:background-color="transparent" loext:char-shading-value="0"/>
    </style:style>
    <style:style style:name="T148" style:family="text">
      <style:text-properties officeooo:rsid="01f57819" fo:background-color="transparent" loext:char-shading-value="0"/>
    </style:style>
    <style:style style:name="T149" style:family="text">
      <style:text-properties officeooo:rsid="01f69f76" fo:background-color="transparent" loext:char-shading-value="0"/>
    </style:style>
    <style:style style:name="T150" style:family="text">
      <style:text-properties officeooo:rsid="01f77725" fo:background-color="transparent" loext:char-shading-value="0"/>
    </style:style>
    <style:style style:name="T151" style:family="text">
      <style:text-properties officeooo:rsid="01fb16eb" fo:background-color="transparent" loext:char-shading-value="0"/>
    </style:style>
    <style:style style:name="T152" style:family="text">
      <style:text-properties officeooo:rsid="01fbca68" fo:background-color="transparent" loext:char-shading-value="0"/>
    </style:style>
    <style:style style:name="T153" style:family="text">
      <style:text-properties officeooo:rsid="01fc8fde" fo:background-color="transparent" loext:char-shading-value="0"/>
    </style:style>
    <style:style style:name="T154" style:family="text">
      <style:text-properties officeooo:rsid="01ff3608" fo:background-color="transparent" loext:char-shading-value="0"/>
    </style:style>
    <style:style style:name="T155" style:family="text">
      <style:text-properties officeooo:rsid="01ffefc6" fo:background-color="transparent" loext:char-shading-value="0"/>
    </style:style>
    <style:style style:name="T156" style:family="text">
      <style:text-properties officeooo:rsid="02015746" fo:background-color="transparent" loext:char-shading-value="0"/>
    </style:style>
    <style:style style:name="T157" style:family="text">
      <style:text-properties officeooo:rsid="0201cd1e" fo:background-color="transparent" loext:char-shading-value="0"/>
    </style:style>
    <style:style style:name="T158" style:family="text">
      <style:text-properties officeooo:rsid="02028343" fo:background-color="transparent" loext:char-shading-value="0"/>
    </style:style>
    <style:style style:name="T159" style:family="text">
      <style:text-properties officeooo:rsid="02039e06" fo:background-color="transparent" loext:char-shading-value="0"/>
    </style:style>
    <style:style style:name="T160" style:family="text">
      <style:text-properties officeooo:rsid="020497be" fo:background-color="transparent" loext:char-shading-value="0"/>
    </style:style>
    <style:style style:name="T161" style:family="text">
      <style:text-properties officeooo:rsid="02090273" fo:background-color="transparent" loext:char-shading-value="0"/>
    </style:style>
    <style:style style:name="T162" style:family="text">
      <style:text-properties officeooo:rsid="020e3fc5" fo:background-color="transparent" loext:char-shading-value="0"/>
    </style:style>
    <style:style style:name="T163" style:family="text">
      <style:text-properties officeooo:rsid="0213273a" fo:background-color="transparent" loext:char-shading-value="0"/>
    </style:style>
    <style:style style:name="T164" style:family="text">
      <style:text-properties officeooo:rsid="02139871" fo:background-color="transparent" loext:char-shading-value="0"/>
    </style:style>
    <style:style style:name="T165" style:family="text">
      <style:text-properties officeooo:rsid="0217c044" fo:background-color="transparent" loext:char-shading-value="0"/>
    </style:style>
    <style:style style:name="T166" style:family="text">
      <style:text-properties officeooo:rsid="02184bfb" fo:background-color="transparent" loext:char-shading-value="0"/>
    </style:style>
    <style:style style:name="T167" style:family="text">
      <style:text-properties officeooo:rsid="021b99c1" fo:background-color="transparent" loext:char-shading-value="0"/>
    </style:style>
    <style:style style:name="T168" style:family="text">
      <style:text-properties officeooo:rsid="021bbafb" fo:background-color="transparent" loext:char-shading-value="0"/>
    </style:style>
    <style:style style:name="T169" style:family="text">
      <style:text-properties officeooo:rsid="021ceace" fo:background-color="transparent" loext:char-shading-value="0"/>
    </style:style>
    <style:style style:name="T170" style:family="text">
      <style:text-properties officeooo:rsid="021ec681" fo:background-color="transparent" loext:char-shading-value="0"/>
    </style:style>
    <style:style style:name="T171" style:family="text">
      <style:text-properties officeooo:rsid="021ffd93" fo:background-color="transparent" loext:char-shading-value="0"/>
    </style:style>
    <style:style style:name="T172" style:family="text">
      <style:text-properties officeooo:rsid="0220c5b6" fo:background-color="transparent" loext:char-shading-value="0"/>
    </style:style>
    <style:style style:name="T173" style:family="text">
      <style:text-properties officeooo:rsid="02231b34" fo:background-color="transparent" loext:char-shading-value="0"/>
    </style:style>
    <style:style style:name="T174" style:family="text">
      <style:text-properties officeooo:rsid="0219c56d" fo:background-color="transparent" loext:char-shading-value="0"/>
    </style:style>
    <style:style style:name="T175" style:family="text">
      <style:text-properties officeooo:rsid="0223b3d2" fo:background-color="transparent" loext:char-shading-value="0"/>
    </style:style>
    <style:style style:name="T176" style:family="text">
      <style:text-properties officeooo:rsid="0225715d" fo:background-color="transparent" loext:char-shading-value="0"/>
    </style:style>
    <style:style style:name="T177" style:family="text">
      <style:text-properties officeooo:rsid="02262e43" fo:background-color="transparent" loext:char-shading-value="0"/>
    </style:style>
    <style:style style:name="T178" style:family="text">
      <style:text-properties officeooo:rsid="0227a438" fo:background-color="transparent" loext:char-shading-value="0"/>
    </style:style>
    <style:style style:name="T179" style:family="text">
      <style:text-properties officeooo:rsid="022b73f5" fo:background-color="transparent" loext:char-shading-value="0"/>
    </style:style>
    <style:style style:name="T180" style:family="text">
      <style:text-properties officeooo:rsid="022c4c33" fo:background-color="transparent" loext:char-shading-value="0"/>
    </style:style>
    <style:style style:name="T181" style:family="text">
      <style:text-properties officeooo:rsid="022d11aa" fo:background-color="transparent" loext:char-shading-value="0"/>
    </style:style>
    <style:style style:name="T182" style:family="text">
      <style:text-properties officeooo:rsid="022e9346" fo:background-color="transparent" loext:char-shading-value="0"/>
    </style:style>
    <style:style style:name="T183" style:family="text">
      <style:text-properties officeooo:rsid="02295755" fo:background-color="transparent" loext:char-shading-value="0"/>
    </style:style>
    <style:style style:name="T184" style:family="text">
      <style:text-properties officeooo:rsid="022fec4e" fo:background-color="transparent" loext:char-shading-value="0"/>
    </style:style>
    <style:style style:name="T185" style:family="text">
      <style:text-properties officeooo:rsid="0231bb24" fo:background-color="transparent" loext:char-shading-value="0"/>
    </style:style>
    <style:style style:name="T186" style:family="text">
      <style:text-properties officeooo:rsid="0232b974" fo:background-color="transparent" loext:char-shading-value="0"/>
    </style:style>
    <style:style style:name="T187" style:family="text">
      <style:text-properties officeooo:rsid="0233d0b8" fo:background-color="transparent" loext:char-shading-value="0"/>
    </style:style>
    <style:style style:name="T188" style:family="text">
      <style:text-properties officeooo:rsid="02343986" fo:background-color="transparent" loext:char-shading-value="0"/>
    </style:style>
    <style:style style:name="T189" style:family="text">
      <style:text-properties officeooo:rsid="0234c5e2" fo:background-color="transparent" loext:char-shading-value="0"/>
    </style:style>
    <style:style style:name="T190" style:family="text">
      <style:text-properties officeooo:rsid="02364dc6" fo:background-color="transparent" loext:char-shading-value="0"/>
    </style:style>
    <style:style style:name="T191" style:family="text">
      <style:text-properties officeooo:rsid="02380bf8" fo:background-color="transparent" loext:char-shading-value="0"/>
    </style:style>
    <style:style style:name="T192" style:family="text">
      <style:text-properties officeooo:rsid="0239847e" fo:background-color="transparent" loext:char-shading-value="0"/>
    </style:style>
    <style:style style:name="T193" style:family="text">
      <style:text-properties officeooo:rsid="023bb392" fo:background-color="transparent" loext:char-shading-value="0"/>
    </style:style>
    <style:style style:name="T194" style:family="text">
      <style:text-properties officeooo:rsid="023da7da" fo:background-color="transparent" loext:char-shading-value="0"/>
    </style:style>
    <style:style style:name="T195" style:family="text">
      <style:text-properties officeooo:rsid="023f39c9" fo:background-color="transparent" loext:char-shading-value="0"/>
    </style:style>
    <style:style style:name="T196" style:family="text">
      <style:text-properties officeooo:rsid="023fe6c3" fo:background-color="transparent" loext:char-shading-value="0"/>
    </style:style>
    <style:style style:name="T197" style:family="text">
      <style:text-properties officeooo:rsid="02429e20" fo:background-color="transparent" loext:char-shading-value="0"/>
    </style:style>
    <style:style style:name="T198" style:family="text">
      <style:text-properties officeooo:rsid="0242c367" fo:background-color="transparent" loext:char-shading-value="0"/>
    </style:style>
    <style:style style:name="T199" style:family="text">
      <style:text-properties officeooo:rsid="025a6671" fo:background-color="transparent" loext:char-shading-value="0"/>
    </style:style>
    <style:style style:name="T200" style:family="text">
      <style:text-properties officeooo:rsid="025bfcf8" fo:background-color="transparent" loext:char-shading-value="0"/>
    </style:style>
    <style:style style:name="T201" style:family="text">
      <style:text-properties officeooo:rsid="025e0d7f" fo:background-color="transparent" loext:char-shading-value="0"/>
    </style:style>
    <style:style style:name="T202" style:family="text">
      <style:text-properties officeooo:rsid="025ed016" fo:background-color="transparent" loext:char-shading-value="0"/>
    </style:style>
    <style:style style:name="T203" style:family="text">
      <style:text-properties officeooo:rsid="007294e9"/>
    </style:style>
    <style:style style:name="T204" style:family="text">
      <style:text-properties officeooo:rsid="0107f003"/>
    </style:style>
    <style:style style:name="T205" style:family="text">
      <style:text-properties officeooo:rsid="0120d5eb"/>
    </style:style>
    <style:style style:name="T206" style:family="text">
      <style:text-properties officeooo:rsid="014d9af2"/>
    </style:style>
    <style:style style:name="T207" style:family="text">
      <style:text-properties officeooo:rsid="010b7b92"/>
    </style:style>
    <style:style style:name="T208" style:family="text">
      <style:text-properties officeooo:rsid="01099bba"/>
    </style:style>
    <style:style style:name="T209" style:family="text">
      <style:text-properties officeooo:rsid="010a44eb"/>
    </style:style>
    <style:style style:name="T210"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211" style:family="text">
      <style:text-properties style:font-name="Liberation Serif" fo:font-style="normal" officeooo:rsid="01c22af0" style:font-style-asian="normal" style:font-style-complex="normal"/>
    </style:style>
    <style:style style:name="T212" style:family="text">
      <style:text-properties style:font-name="Liberation Serif" fo:font-style="normal" officeooo:rsid="0068907f" style:font-style-asian="normal" style:font-style-complex="normal"/>
    </style:style>
    <style:style style:name="T213" style:family="text">
      <style:text-properties style:font-name="Liberation Serif" fo:font-style="normal" officeooo:rsid="01c974c6" style:font-style-asian="normal" style:font-style-complex="normal"/>
    </style:style>
    <style:style style:name="T214" style:family="text">
      <style:text-properties style:font-name="Liberation Serif" fo:font-style="normal" officeooo:rsid="004105e7" style:font-style-asian="normal" style:font-style-complex="normal"/>
    </style:style>
    <style:style style:name="T215" style:family="text">
      <style:text-properties style:font-name="Liberation Serif" fo:font-style="normal" officeooo:rsid="006385f3" style:font-style-asian="normal" style:font-style-complex="normal"/>
    </style:style>
    <style:style style:name="T216" style:family="text">
      <style:text-properties style:font-name="Liberation Serif" fo:font-style="normal" officeooo:rsid="006bd036" style:font-style-asian="normal" style:font-style-complex="normal"/>
    </style:style>
    <style:style style:name="T217" style:family="text">
      <style:text-properties style:font-name="Liberation Serif" fo:font-style="normal" officeooo:rsid="006e9b97" style:font-style-asian="normal" style:font-style-complex="normal"/>
    </style:style>
    <style:style style:name="T218" style:family="text">
      <style:text-properties style:font-name="Liberation Serif" fo:font-style="normal" officeooo:rsid="01cb6dc1" style:font-style-asian="normal" style:font-style-complex="normal"/>
    </style:style>
    <style:style style:name="T219" style:family="text">
      <style:text-properties style:font-name="Liberation Serif" fo:font-style="normal" officeooo:rsid="006fdc09" style:font-style-asian="normal" style:font-style-complex="normal"/>
    </style:style>
    <style:style style:name="T220" style:family="text">
      <style:text-properties style:font-name="Liberation Serif" fo:font-style="normal" officeooo:rsid="00779dfc" style:font-style-asian="normal" style:font-style-complex="normal"/>
    </style:style>
    <style:style style:name="T221" style:family="text">
      <style:text-properties officeooo:rsid="0021a518"/>
    </style:style>
    <style:style style:name="T222" style:family="text">
      <style:text-properties officeooo:rsid="00238e52"/>
    </style:style>
    <style:style style:name="T223" style:family="text">
      <style:text-properties officeooo:rsid="01550866"/>
    </style:style>
    <style:style style:name="T224" style:family="text">
      <style:text-properties officeooo:rsid="01558913"/>
    </style:style>
    <style:style style:name="T225" style:family="text">
      <style:text-properties officeooo:rsid="016615ba"/>
    </style:style>
    <style:style style:name="T226" style:family="text">
      <style:text-properties officeooo:rsid="0155c90a"/>
    </style:style>
    <style:style style:name="T227" style:family="text">
      <style:text-properties officeooo:rsid="0156b110"/>
    </style:style>
    <style:style style:name="T228" style:family="text">
      <style:text-properties officeooo:rsid="015848b4"/>
    </style:style>
    <style:style style:name="T229" style:family="text">
      <style:text-properties officeooo:rsid="0157e142"/>
    </style:style>
    <style:style style:name="T230" style:family="text">
      <style:text-properties officeooo:rsid="015a18cb"/>
    </style:style>
    <style:style style:name="T231" style:family="text">
      <style:text-properties officeooo:rsid="0166eaf2"/>
    </style:style>
    <style:style style:name="T232" style:family="text">
      <style:text-properties officeooo:rsid="015b3493"/>
    </style:style>
    <style:style style:name="T233" style:family="text">
      <style:text-properties officeooo:rsid="015b3bcb"/>
    </style:style>
    <style:style style:name="T234" style:family="text">
      <style:text-properties officeooo:rsid="01604c99"/>
    </style:style>
    <style:style style:name="T235" style:family="text">
      <style:text-properties officeooo:rsid="015e27dd"/>
    </style:style>
    <style:style style:name="T236" style:family="text">
      <style:text-properties officeooo:rsid="015e760e"/>
    </style:style>
    <style:style style:name="T237" style:family="text">
      <style:text-properties officeooo:rsid="015ca516"/>
    </style:style>
    <style:style style:name="T238" style:family="text">
      <style:text-properties officeooo:rsid="007ee346"/>
    </style:style>
    <style:style style:name="T239" style:family="text">
      <style:text-properties officeooo:rsid="00826ad4"/>
    </style:style>
    <style:style style:name="T240" style:family="text">
      <style:text-properties officeooo:rsid="009c2523"/>
    </style:style>
    <style:style style:name="T241" style:family="text">
      <style:text-properties officeooo:rsid="008aa8b9"/>
    </style:style>
    <style:style style:name="T242" style:family="text">
      <style:text-properties officeooo:rsid="016c465e"/>
    </style:style>
    <style:style style:name="T243" style:family="text">
      <style:text-properties officeooo:rsid="016cc64a"/>
    </style:style>
    <style:style style:name="T244" style:family="text">
      <style:text-properties officeooo:rsid="016ed349"/>
    </style:style>
    <style:style style:name="T245" style:family="text">
      <style:text-properties officeooo:rsid="0096e736"/>
    </style:style>
    <style:style style:name="T246" style:family="text">
      <style:text-properties officeooo:rsid="009934ce"/>
    </style:style>
    <style:style style:name="T247" style:family="text">
      <style:text-properties officeooo:rsid="003ebc49"/>
    </style:style>
    <style:style style:name="T248" style:family="text">
      <style:text-properties officeooo:rsid="00c7cd2e"/>
    </style:style>
    <style:style style:name="T249" style:family="text">
      <style:text-properties officeooo:rsid="00a7f629"/>
    </style:style>
    <style:style style:name="T250" style:family="text">
      <style:text-properties officeooo:rsid="00c17815"/>
    </style:style>
    <style:style style:name="T251" style:family="text">
      <style:text-properties officeooo:rsid="00c14561"/>
    </style:style>
    <style:style style:name="T252" style:family="text">
      <style:text-properties officeooo:rsid="00c1d2ff"/>
    </style:style>
    <style:style style:name="T253" style:family="text">
      <style:text-properties officeooo:rsid="00dc1daa"/>
    </style:style>
    <style:style style:name="T254" style:family="text">
      <style:text-properties officeooo:rsid="00e280cd"/>
    </style:style>
    <style:style style:name="T255" style:family="text">
      <style:text-properties officeooo:rsid="012ab3f3"/>
    </style:style>
    <style:style style:name="T256" style:family="text">
      <style:text-properties officeooo:rsid="003998d7"/>
    </style:style>
    <style:style style:name="T257" style:family="text">
      <style:text-properties officeooo:rsid="012d106b"/>
    </style:style>
    <style:style style:name="T258" style:family="text">
      <style:text-properties officeooo:rsid="012fdd32"/>
    </style:style>
    <style:style style:name="T259" style:family="text">
      <style:text-properties officeooo:rsid="01747228"/>
    </style:style>
    <style:style style:name="T260" style:family="text">
      <style:text-properties officeooo:rsid="019143df"/>
    </style:style>
    <style:style style:name="T261" style:family="text">
      <style:text-properties officeooo:rsid="01fda083"/>
    </style:style>
    <style:style style:name="T262" style:family="text">
      <style:text-properties officeooo:rsid="01a51daf"/>
    </style:style>
    <style:style style:name="T263" style:family="text">
      <style:text-properties officeooo:rsid="01ff6eac"/>
    </style:style>
    <style:style style:name="T264" style:family="text">
      <style:text-properties officeooo:rsid="01ff961f"/>
    </style:style>
    <style:style style:name="T265" style:family="text">
      <style:text-properties officeooo:rsid="01ad3b6d"/>
    </style:style>
    <style:style style:name="T266" style:family="text">
      <style:text-properties officeooo:rsid="01ae6800"/>
    </style:style>
    <style:style style:name="T267" style:family="text">
      <style:text-properties officeooo:rsid="01b79b49"/>
    </style:style>
    <style:style style:name="T268" style:family="text">
      <style:text-properties officeooo:rsid="01b96c74"/>
    </style:style>
    <style:style style:name="T269" style:family="text">
      <style:text-properties fo:font-style="normal" officeooo:rsid="01b96c74" style:font-style-asian="normal" style:font-style-complex="normal"/>
    </style:style>
    <style:style style:name="T270" style:family="text">
      <style:text-properties fo:font-style="normal" officeooo:rsid="015b3493" style:font-style-asian="normal" style:font-style-complex="normal"/>
    </style:style>
    <style:style style:name="T271" style:family="text">
      <style:text-properties fo:font-style="normal" officeooo:rsid="015b3bcb" style:font-style-asian="normal" style:font-style-complex="normal"/>
    </style:style>
    <style:style style:name="T272" style:family="text">
      <style:text-properties fo:font-style="normal" officeooo:rsid="01604c99" style:font-style-asian="normal" style:font-style-complex="normal"/>
    </style:style>
    <style:style style:name="T273" style:family="text">
      <style:text-properties fo:font-style="normal" officeooo:rsid="015e27dd" style:font-style-asian="normal" style:font-style-complex="normal"/>
    </style:style>
    <style:style style:name="T274" style:family="text">
      <style:text-properties fo:font-style="normal" officeooo:rsid="015e760e" style:font-style-asian="normal" style:font-style-complex="normal"/>
    </style:style>
    <style:style style:name="T275" style:family="text">
      <style:text-properties fo:font-style="normal" officeooo:rsid="015ca516" style:font-style-asian="normal" style:font-style-complex="normal"/>
    </style:style>
    <style:style style:name="T276" style:family="text">
      <style:text-properties fo:font-style="normal" officeooo:rsid="01c577bd" style:font-style-asian="normal" style:font-style-complex="normal"/>
    </style:style>
    <style:style style:name="T277" style:family="text">
      <style:text-properties fo:font-style="normal" officeooo:rsid="01c8448b" style:font-style-asian="normal" style:font-style-complex="normal"/>
    </style:style>
    <style:style style:name="T278" style:family="text">
      <style:text-properties fo:font-style="normal" officeooo:rsid="01c22af0" style:font-style-asian="normal" style:font-style-complex="normal"/>
    </style:style>
    <style:style style:name="T279" style:family="text">
      <style:text-properties fo:font-style="normal" officeooo:rsid="01c974c6" style:font-style-asian="normal" style:font-style-complex="normal"/>
    </style:style>
    <style:style style:name="T280" style:family="text">
      <style:text-properties fo:font-style="normal" officeooo:rsid="01cb6dc1" style:font-style-asian="normal" style:font-style-complex="normal"/>
    </style:style>
    <style:style style:name="T281" style:family="text">
      <style:text-properties fo:font-style="normal" officeooo:rsid="01d429dc" style:font-style-asian="normal" style:font-style-complex="normal"/>
    </style:style>
    <style:style style:name="T282" style:family="text">
      <style:text-properties fo:font-style="normal" officeooo:rsid="01d598fa" style:font-style-asian="normal" style:font-style-complex="normal"/>
    </style:style>
    <style:style style:name="T283" style:family="text">
      <style:text-properties fo:font-style="normal" officeooo:rsid="00471ad2" style:font-style-asian="normal" style:font-style-complex="normal"/>
    </style:style>
    <style:style style:name="T284" style:family="text">
      <style:text-properties fo:font-style="normal" officeooo:rsid="00486ee6" style:font-style-asian="normal" style:font-style-complex="normal"/>
    </style:style>
    <style:style style:name="T285" style:family="text">
      <style:text-properties fo:font-style="normal" officeooo:rsid="00560781" style:font-style-asian="normal" style:font-style-complex="normal"/>
    </style:style>
    <style:style style:name="T286" style:family="text">
      <style:text-properties fo:font-style="normal" officeooo:rsid="004105e7" style:font-style-asian="normal" style:font-style-complex="normal"/>
    </style:style>
    <style:style style:name="T287" style:family="text">
      <style:text-properties fo:font-style="normal" officeooo:rsid="0043b7ee" style:font-style-asian="normal" style:font-style-complex="normal"/>
    </style:style>
    <style:style style:name="T288" style:family="text">
      <style:text-properties fo:font-style="normal" officeooo:rsid="0041ee22" style:font-style-asian="normal" style:font-style-complex="normal"/>
    </style:style>
    <style:style style:name="T289" style:family="text">
      <style:text-properties fo:font-style="normal" officeooo:rsid="005f3333" style:font-style-asian="normal" style:font-style-complex="normal"/>
    </style:style>
    <style:style style:name="T290" style:family="text">
      <style:text-properties fo:font-style="normal" officeooo:rsid="00607b22" style:font-style-asian="normal" style:font-style-complex="normal"/>
    </style:style>
    <style:style style:name="T291" style:family="text">
      <style:text-properties fo:font-style="normal" officeooo:rsid="0061a142" style:font-style-asian="normal" style:font-style-complex="normal"/>
    </style:style>
    <style:style style:name="T292" style:family="text">
      <style:text-properties fo:font-style="normal" officeooo:rsid="0062bac5" style:font-style-asian="normal" style:font-style-complex="normal"/>
    </style:style>
    <style:style style:name="T293" style:family="text">
      <style:text-properties fo:font-style="normal" officeooo:rsid="006385f3" style:font-style-asian="normal" style:font-style-complex="normal"/>
    </style:style>
    <style:style style:name="T294" style:family="text">
      <style:text-properties fo:font-style="normal" officeooo:rsid="00659dbb" style:font-style-asian="normal" style:font-style-complex="normal"/>
    </style:style>
    <style:style style:name="T295" style:family="text">
      <style:text-properties fo:font-style="normal" officeooo:rsid="0066ef9c" style:font-style-asian="normal" style:font-style-complex="normal"/>
    </style:style>
    <style:style style:name="T296" style:family="text">
      <style:text-properties fo:font-style="normal" officeooo:rsid="0068907f" style:font-style-asian="normal" style:font-style-complex="normal"/>
    </style:style>
    <style:style style:name="T297" style:family="text">
      <style:text-properties fo:font-style="normal" officeooo:rsid="006bd036" style:font-style-asian="normal" style:font-style-complex="normal"/>
    </style:style>
    <style:style style:name="T298" style:family="text">
      <style:text-properties fo:font-style="normal" officeooo:rsid="006d1d7f" style:font-style-asian="normal" style:font-style-complex="normal"/>
    </style:style>
    <style:style style:name="T299" style:family="text">
      <style:text-properties fo:font-style="normal" officeooo:rsid="006e9b97" style:font-style-asian="normal" style:font-style-complex="normal"/>
    </style:style>
    <style:style style:name="T300" style:family="text">
      <style:text-properties fo:font-style="normal" officeooo:rsid="0075f345" style:font-style-asian="normal" style:font-style-complex="normal"/>
    </style:style>
    <style:style style:name="T301" style:family="text">
      <style:text-properties fo:font-style="normal" officeooo:rsid="007ab37a" style:font-style-asian="normal" style:font-style-complex="normal"/>
    </style:style>
    <style:style style:name="T302" style:family="text">
      <style:text-properties fo:font-style="normal" officeooo:rsid="007bd057" style:font-style-asian="normal" style:font-style-complex="normal"/>
    </style:style>
    <style:style style:name="T303" style:family="text">
      <style:text-properties fo:font-style="normal" officeooo:rsid="007d725c" style:font-style-asian="normal" style:font-style-complex="normal"/>
    </style:style>
    <style:style style:name="T304" style:family="text">
      <style:text-properties fo:font-style="normal" officeooo:rsid="007d80f7" style:font-style-asian="normal" style:font-style-complex="normal"/>
    </style:style>
    <style:style style:name="T305" style:family="text">
      <style:text-properties fo:font-style="normal" officeooo:rsid="01cfd0ad" style:font-style-asian="normal" style:font-style-complex="normal"/>
    </style:style>
    <style:style style:name="T306" style:family="text">
      <style:text-properties fo:font-style="normal" officeooo:rsid="007f44d7" style:font-style-asian="normal" style:font-style-complex="normal"/>
    </style:style>
    <style:style style:name="T307" style:family="text">
      <style:text-properties fo:font-style="normal" officeooo:rsid="007f6d75" style:font-style-asian="normal" style:font-style-complex="normal"/>
    </style:style>
    <style:style style:name="T308" style:family="text">
      <style:text-properties fo:font-style="normal" officeooo:rsid="0081267a" style:font-style-asian="normal" style:font-style-complex="normal"/>
    </style:style>
    <style:style style:name="T309" style:family="text">
      <style:text-properties fo:font-style="normal" officeooo:rsid="00829f38" style:font-style-asian="normal" style:font-style-complex="normal"/>
    </style:style>
    <style:style style:name="T310" style:family="text">
      <style:text-properties fo:font-style="normal" officeooo:rsid="0088c443" style:font-style-asian="normal" style:font-style-complex="normal"/>
    </style:style>
    <style:style style:name="T311" style:family="text">
      <style:text-properties fo:font-style="normal" officeooo:rsid="0089e121" style:font-style-asian="normal" style:font-style-complex="normal"/>
    </style:style>
    <style:style style:name="T312" style:family="text">
      <style:text-properties fo:font-style="normal" officeooo:rsid="01ae4f24" style:font-style-asian="normal" style:font-style-complex="normal"/>
    </style:style>
    <style:style style:name="T313" style:family="text">
      <style:text-properties fo:font-style="normal" officeooo:rsid="00572b74" fo:background-color="#ffff00" loext:char-shading-value="0" style:font-style-asian="normal" style:font-style-complex="normal"/>
    </style:style>
    <style:style style:name="T314" style:family="text">
      <style:text-properties fo:font-style="normal" officeooo:rsid="007e2b41" fo:background-color="#ffff00" loext:char-shading-value="0" style:font-style-asian="normal" style:font-style-complex="normal"/>
    </style:style>
    <style:style style:name="T315" style:family="text">
      <style:text-properties fo:font-style="normal" officeooo:rsid="0082f9ba" fo:background-color="#ffff00" loext:char-shading-value="0" style:font-style-asian="normal" style:font-style-complex="normal"/>
    </style:style>
    <style:style style:name="T316" style:family="text">
      <style:text-properties officeooo:rsid="01bef5f4"/>
    </style:style>
    <style:style style:name="T317" style:family="text">
      <style:text-properties officeooo:rsid="01bfc8da"/>
    </style:style>
    <style:style style:name="T318" style:family="text">
      <style:text-properties officeooo:rsid="01c22af0"/>
    </style:style>
    <style:style style:name="T319" style:family="text">
      <style:text-properties officeooo:rsid="0205eecc"/>
    </style:style>
    <style:style style:name="T320" style:family="text">
      <style:text-properties officeooo:rsid="000c002c"/>
    </style:style>
    <style:style style:name="T321" style:family="text">
      <style:text-properties officeooo:rsid="02186c98"/>
    </style:style>
    <style:style style:name="T322" style:family="text">
      <style:text-properties fo:background-color="#ffff00" loext:char-shading-value="0"/>
    </style:style>
    <style:style style:name="T323" style:family="text">
      <style:text-properties officeooo:rsid="00406c5d" fo:background-color="#ffff00" loext:char-shading-value="0"/>
    </style:style>
    <style:style style:name="T324" style:family="text">
      <style:text-properties officeooo:rsid="00541eb5" fo:background-color="#ffff00" loext:char-shading-value="0"/>
    </style:style>
    <style:style style:name="T325" style:family="text">
      <style:text-properties officeooo:rsid="00556b1f" fo:background-color="#ffff00" loext:char-shading-value="0"/>
    </style:style>
    <style:style style:name="T326" style:family="text">
      <style:text-properties officeooo:rsid="00572b74" fo:background-color="#ffff00" loext:char-shading-value="0"/>
    </style:style>
    <style:style style:name="T327" style:family="text">
      <style:text-properties officeooo:rsid="00a518f5" fo:background-color="#ffff00" loext:char-shading-value="0"/>
    </style:style>
    <style:style style:name="T328" style:family="text">
      <style:text-properties officeooo:rsid="0023fb22"/>
    </style:style>
    <style:style style:name="T329" style:family="text">
      <style:text-properties officeooo:rsid="0026578a"/>
    </style:style>
    <style:style style:name="T330" style:family="text">
      <style:text-properties officeooo:rsid="0028391e"/>
    </style:style>
    <style:style style:name="T331" style:family="text">
      <style:text-properties officeooo:rsid="002947ac"/>
    </style:style>
    <style:style style:name="T332" style:family="text">
      <style:text-properties officeooo:rsid="0029a579"/>
    </style:style>
    <style:style style:name="T333" style:family="text">
      <style:text-properties officeooo:rsid="002b4b87"/>
    </style:style>
    <style:style style:name="T334" style:family="text">
      <style:text-properties officeooo:rsid="002be240"/>
    </style:style>
    <style:style style:name="T335" style:family="text">
      <style:text-properties officeooo:rsid="0033763f"/>
    </style:style>
    <style:style style:name="T336" style:family="text">
      <style:text-properties officeooo:rsid="0033fecc"/>
    </style:style>
    <style:style style:name="T337" style:family="text">
      <style:text-properties officeooo:rsid="003513f6"/>
    </style:style>
    <style:style style:name="T338" style:family="text">
      <style:text-properties officeooo:rsid="0035d2b8"/>
    </style:style>
    <style:style style:name="T339" style:family="text">
      <style:text-properties officeooo:rsid="003892e8"/>
    </style:style>
    <style:style style:name="T340" style:family="text">
      <style:text-properties officeooo:rsid="003acb8d"/>
    </style:style>
    <style:style style:name="T341" style:family="text">
      <style:text-properties officeooo:rsid="003b6923"/>
    </style:style>
    <style:style style:name="T342" style:family="text">
      <style:text-properties officeooo:rsid="004105e7"/>
    </style:style>
    <style:style style:name="T343" style:family="text">
      <style:text-properties officeooo:rsid="0041ee22"/>
    </style:style>
    <style:style style:name="T344" style:family="text">
      <style:text-properties officeooo:rsid="0043b7ee"/>
    </style:style>
    <style:style style:name="T345" style:family="text">
      <style:text-properties officeooo:rsid="0043d1e8"/>
    </style:style>
    <style:style style:name="T346" style:family="text">
      <style:text-properties officeooo:rsid="0044ff71"/>
    </style:style>
    <style:style style:name="T347" style:family="text">
      <style:text-properties officeooo:rsid="004953f7"/>
    </style:style>
    <style:style style:name="T348" style:family="text">
      <style:text-properties officeooo:rsid="00556b1f"/>
    </style:style>
    <style:style style:name="T349" style:family="text">
      <style:text-properties officeooo:rsid="005a1a5a"/>
    </style:style>
    <style:style style:name="T350" style:family="text">
      <style:text-properties officeooo:rsid="005a1aa6"/>
    </style:style>
    <style:style style:name="T351" style:family="text">
      <style:text-properties officeooo:rsid="005a6086"/>
    </style:style>
    <style:style style:name="T352" style:family="text">
      <style:text-properties officeooo:rsid="006385f3"/>
    </style:style>
    <style:style style:name="T353" style:family="text">
      <style:text-properties officeooo:rsid="0064a0d3"/>
    </style:style>
    <style:style style:name="T354" style:family="text">
      <style:text-properties officeooo:rsid="006ca8ab"/>
    </style:style>
    <style:style style:name="T355" style:family="text">
      <style:text-properties officeooo:rsid="009035ff"/>
    </style:style>
    <style:style style:name="T356" style:family="text">
      <style:text-properties officeooo:rsid="00915906"/>
    </style:style>
    <style:style style:name="T357" style:family="text">
      <style:text-properties officeooo:rsid="009248bd"/>
    </style:style>
    <style:style style:name="T358" style:family="text">
      <style:text-properties officeooo:rsid="00935d50"/>
    </style:style>
    <style:style style:name="T359" style:family="text">
      <style:text-properties officeooo:rsid="0094c187"/>
    </style:style>
    <style:style style:name="T360" style:family="text">
      <style:text-properties officeooo:rsid="0095eceb"/>
    </style:style>
    <style:style style:name="T361" style:family="text">
      <style:text-properties officeooo:rsid="0097379b"/>
    </style:style>
    <style:style style:name="T362" style:family="text">
      <style:text-properties officeooo:rsid="00985a1e"/>
    </style:style>
    <style:style style:name="T363" style:family="text">
      <style:text-properties officeooo:rsid="0099a862"/>
    </style:style>
    <style:style style:name="T364" style:family="text">
      <style:text-properties officeooo:rsid="0099f196"/>
    </style:style>
    <style:style style:name="T365" style:family="text">
      <style:text-properties officeooo:rsid="009be96c"/>
    </style:style>
    <style:style style:name="T366" style:family="text">
      <style:text-properties officeooo:rsid="009db9a0"/>
    </style:style>
    <style:style style:name="T367" style:family="text">
      <style:text-properties officeooo:rsid="00a363e0"/>
    </style:style>
    <style:style style:name="T368" style:family="text">
      <style:text-properties officeooo:rsid="00a518f5"/>
    </style:style>
    <style:style style:name="T369" style:family="text">
      <style:text-properties officeooo:rsid="00a69b77"/>
    </style:style>
    <style:style style:name="T370" style:family="text">
      <style:text-properties officeooo:rsid="00a6f768"/>
    </style:style>
    <style:style style:name="T371" style:family="text">
      <style:text-properties officeooo:rsid="00a70aa0"/>
    </style:style>
    <style:style style:name="T372" style:family="text">
      <style:text-properties officeooo:rsid="00a8b9c9"/>
    </style:style>
    <style:style style:name="T373" style:family="text">
      <style:text-properties officeooo:rsid="00a9e11f"/>
    </style:style>
    <style:style style:name="T374" style:family="text">
      <style:text-properties officeooo:rsid="00aa8bab"/>
    </style:style>
    <style:style style:name="T375" style:family="text">
      <style:text-properties officeooo:rsid="00ae235a"/>
    </style:style>
    <style:style style:name="T376" style:family="text">
      <style:text-properties officeooo:rsid="00b0c596"/>
    </style:style>
    <style:style style:name="T377" style:family="text">
      <style:text-properties officeooo:rsid="00b143d0"/>
    </style:style>
    <style:style style:name="T378" style:family="text">
      <style:text-properties officeooo:rsid="00b181d3"/>
    </style:style>
    <style:style style:name="T379" style:family="text">
      <style:text-properties officeooo:rsid="00b20a50"/>
    </style:style>
    <style:style style:name="T380" style:family="text">
      <style:text-properties officeooo:rsid="00b22c52"/>
    </style:style>
    <style:style style:name="T381" style:family="text">
      <style:text-properties officeooo:rsid="00b23c83"/>
    </style:style>
    <style:style style:name="T382" style:family="text">
      <style:text-properties officeooo:rsid="00b2e746"/>
    </style:style>
    <style:style style:name="T383" style:family="text">
      <style:text-properties officeooo:rsid="00b49483"/>
    </style:style>
    <style:style style:name="T384" style:family="text">
      <style:text-properties officeooo:rsid="00b59fc5"/>
    </style:style>
    <style:style style:name="T385" style:family="text">
      <style:text-properties officeooo:rsid="00b7f56e"/>
    </style:style>
    <style:style style:name="T386" style:family="text">
      <style:text-properties officeooo:rsid="00b9151a"/>
    </style:style>
    <style:style style:name="T387" style:family="text">
      <style:text-properties officeooo:rsid="00baa1aa"/>
    </style:style>
    <style:style style:name="T388" style:family="text">
      <style:text-properties officeooo:rsid="00c20c1b"/>
    </style:style>
    <style:style style:name="T389" style:family="text">
      <style:text-properties officeooo:rsid="00c69bab"/>
    </style:style>
    <style:style style:name="T390" style:family="text">
      <style:text-properties officeooo:rsid="00ca8af3"/>
    </style:style>
    <style:style style:name="T391" style:family="text">
      <style:text-properties officeooo:rsid="00cca909"/>
    </style:style>
    <style:style style:name="T392" style:family="text">
      <style:text-properties officeooo:rsid="00cd1520"/>
    </style:style>
    <style:style style:name="T393" style:family="text">
      <style:text-properties officeooo:rsid="00ce3066"/>
    </style:style>
    <style:style style:name="T394" style:family="text">
      <style:text-properties officeooo:rsid="00cfea1c"/>
    </style:style>
    <style:style style:name="T395" style:family="text">
      <style:text-properties officeooo:rsid="00d05e48"/>
    </style:style>
    <style:style style:name="T396" style:family="text">
      <style:text-properties officeooo:rsid="00d36007"/>
    </style:style>
    <style:style style:name="T397" style:family="text">
      <style:text-properties officeooo:rsid="00d5fac0"/>
    </style:style>
    <style:style style:name="T398" style:family="text">
      <style:text-properties officeooo:rsid="00d64a24"/>
    </style:style>
    <style:style style:name="T399" style:family="text">
      <style:text-properties officeooo:rsid="00d77861"/>
    </style:style>
    <style:style style:name="T400" style:family="text">
      <style:text-properties officeooo:rsid="00d7d431"/>
    </style:style>
    <style:style style:name="T401" style:family="text">
      <style:text-properties officeooo:rsid="00da9728"/>
    </style:style>
    <style:style style:name="T402" style:family="text">
      <style:text-properties officeooo:rsid="00dafa2d"/>
    </style:style>
    <style:style style:name="T403" style:family="text">
      <style:text-properties officeooo:rsid="00db73a1"/>
    </style:style>
    <style:style style:name="T404" style:family="text">
      <style:text-properties officeooo:rsid="00de909a"/>
    </style:style>
    <style:style style:name="T405" style:family="text">
      <style:text-properties officeooo:rsid="00e3a23c"/>
    </style:style>
    <style:style style:name="T406" style:family="text">
      <style:text-properties officeooo:rsid="00edea01"/>
    </style:style>
    <style:style style:name="T407" style:family="text">
      <style:text-properties officeooo:rsid="00f0fa8e"/>
    </style:style>
    <style:style style:name="T408" style:family="text">
      <style:text-properties officeooo:rsid="00f1bd9d"/>
    </style:style>
    <style:style style:name="T409" style:family="text">
      <style:text-properties officeooo:rsid="00f3691e"/>
    </style:style>
    <style:style style:name="T410" style:family="text">
      <style:text-properties officeooo:rsid="00f455bd"/>
    </style:style>
    <style:style style:name="T411" style:family="text">
      <style:text-properties officeooo:rsid="00f5ecbd"/>
    </style:style>
    <style:style style:name="T412" style:family="text">
      <style:text-properties officeooo:rsid="00f63bc5"/>
    </style:style>
    <style:style style:name="T413" style:family="text">
      <style:text-properties officeooo:rsid="00f83f22"/>
    </style:style>
    <style:style style:name="T414" style:family="text">
      <style:text-properties officeooo:rsid="00f9756d"/>
    </style:style>
    <style:style style:name="T415" style:family="text">
      <style:text-properties officeooo:rsid="00f9d64b"/>
    </style:style>
    <style:style style:name="T416" style:family="text">
      <style:text-properties officeooo:rsid="00fb3f4f"/>
    </style:style>
    <style:style style:name="T417" style:family="text">
      <style:text-properties officeooo:rsid="00fd232c"/>
    </style:style>
    <style:style style:name="T418" style:family="text">
      <style:text-properties officeooo:rsid="00fecdfb"/>
    </style:style>
    <style:style style:name="T419" style:family="text">
      <style:text-properties officeooo:rsid="010036cd"/>
    </style:style>
    <style:style style:name="T420" style:family="text">
      <style:text-properties officeooo:rsid="01022865"/>
    </style:style>
    <style:style style:name="T421" style:family="text">
      <style:text-properties officeooo:rsid="0106cbdd"/>
    </style:style>
    <style:style style:name="T422" style:family="text">
      <style:text-properties officeooo:rsid="0112edf5"/>
    </style:style>
    <style:style style:name="T423" style:family="text">
      <style:text-properties officeooo:rsid="011923bf"/>
    </style:style>
    <style:style style:name="T424" style:family="text">
      <style:text-properties officeooo:rsid="0119fabc"/>
    </style:style>
    <style:style style:name="T425" style:family="text">
      <style:text-properties officeooo:rsid="011b189f"/>
    </style:style>
    <style:style style:name="T426" style:family="text">
      <style:text-properties officeooo:rsid="011b87d2"/>
    </style:style>
    <style:style style:name="T427" style:family="text">
      <style:text-properties officeooo:rsid="011cbf5c"/>
    </style:style>
    <style:style style:name="T428" style:family="text">
      <style:text-properties officeooo:rsid="01225af8"/>
    </style:style>
    <style:style style:name="T429" style:family="text">
      <style:text-properties officeooo:rsid="012a1dd5"/>
    </style:style>
    <style:style style:name="T430" style:family="text">
      <style:text-properties officeooo:rsid="012a7133"/>
    </style:style>
    <style:style style:name="T431" style:family="text">
      <style:text-properties officeooo:rsid="012aadf2"/>
    </style:style>
    <style:style style:name="T432" style:family="text">
      <style:text-properties officeooo:rsid="012b6148"/>
    </style:style>
    <style:style style:name="T433" style:family="text">
      <style:text-properties officeooo:rsid="012be8ec"/>
    </style:style>
    <style:style style:name="T434" style:family="text">
      <style:text-properties officeooo:rsid="012c7d68"/>
    </style:style>
    <style:style style:name="T435" style:family="text">
      <style:text-properties officeooo:rsid="02186c98" fo:background-color="#dedce6" loext:char-shading-value="0"/>
    </style:style>
    <style:style style:name="T436" style:family="text">
      <style:text-properties officeooo:rsid="013ac927" fo:background-color="#dedce6" loext:char-shading-value="0"/>
    </style:style>
    <style:style style:name="T437" style:family="text">
      <style:text-properties officeooo:rsid="013b1e38" fo:background-color="#dedce6" loext:char-shading-value="0"/>
    </style:style>
    <style:style style:name="T438" style:family="text">
      <style:text-properties officeooo:rsid="013b25b0" fo:background-color="#dedce6" loext:char-shading-value="0"/>
    </style:style>
    <style:style style:name="T439" style:family="text">
      <style:text-properties officeooo:rsid="013ba1dd" fo:background-color="#dedce6" loext:char-shading-value="0"/>
    </style:style>
    <style:style style:name="T440" style:family="text">
      <style:text-properties officeooo:rsid="013bc50b" fo:background-color="#dedce6" loext:char-shading-value="0"/>
    </style:style>
    <style:style style:name="T441" style:family="text">
      <style:text-properties officeooo:rsid="013d2d94" fo:background-color="#dedce6" loext:char-shading-value="0"/>
    </style:style>
    <style:style style:name="T442" style:family="text">
      <style:text-properties officeooo:rsid="013e2796" fo:background-color="#dedce6" loext:char-shading-value="0"/>
    </style:style>
    <style:style style:name="T443" style:family="text">
      <style:text-properties officeooo:rsid="013f04d4" fo:background-color="#dedce6" loext:char-shading-value="0"/>
    </style:style>
    <style:style style:name="T444" style:family="text">
      <style:text-properties officeooo:rsid="013fe3dd" fo:background-color="#dedce6" loext:char-shading-value="0"/>
    </style:style>
    <style:style style:name="T445" style:family="text">
      <style:text-properties officeooo:rsid="0140b29c" fo:background-color="#dedce6" loext:char-shading-value="0"/>
    </style:style>
    <style:style style:name="T446" style:family="text">
      <style:text-properties officeooo:rsid="014208c3" fo:background-color="#dedce6" loext:char-shading-value="0"/>
    </style:style>
    <style:style style:name="T447" style:family="text">
      <style:text-properties officeooo:rsid="01449eea" fo:background-color="#dedce6" loext:char-shading-value="0"/>
    </style:style>
    <style:style style:name="T448" style:family="text">
      <style:text-properties officeooo:rsid="0144e417" fo:background-color="#dedce6" loext:char-shading-value="0"/>
    </style:style>
    <style:style style:name="T449" style:family="text">
      <style:text-properties officeooo:rsid="0145efd6" fo:background-color="#dedce6" loext:char-shading-value="0"/>
    </style:style>
    <style:style style:name="T450" style:family="text">
      <style:text-properties officeooo:rsid="0146c036" fo:background-color="#dedce6" loext:char-shading-value="0"/>
    </style:style>
    <style:style style:name="T451" style:family="text">
      <style:text-properties officeooo:rsid="0147d150" fo:background-color="#dedce6" loext:char-shading-value="0"/>
    </style:style>
    <style:style style:name="T452" style:family="text">
      <style:text-properties officeooo:rsid="01560c82" fo:background-color="#dedce6" loext:char-shading-value="0"/>
    </style:style>
    <style:style style:name="T453" style:family="text">
      <style:text-properties officeooo:rsid="01583671" fo:background-color="#dedce6" loext:char-shading-value="0"/>
    </style:style>
    <style:style style:name="T454" style:family="text">
      <style:text-properties officeooo:rsid="014b3a3d"/>
    </style:style>
    <style:style style:name="T455" style:family="text">
      <style:text-properties officeooo:rsid="01629133"/>
    </style:style>
    <style:style style:name="T456" style:family="text">
      <style:text-properties officeooo:rsid="01631218"/>
    </style:style>
    <style:style style:name="T457" style:family="text">
      <style:text-properties officeooo:rsid="017fd336"/>
    </style:style>
    <style:style style:name="T458" style:family="text">
      <style:text-properties officeooo:rsid="01833d42"/>
    </style:style>
    <style:style style:name="T459" style:family="text">
      <style:text-properties officeooo:rsid="018673d7"/>
    </style:style>
    <style:style style:name="T460" style:family="text">
      <style:text-properties officeooo:rsid="013334e7"/>
    </style:style>
    <style:style style:name="T461" style:family="text">
      <style:text-properties officeooo:rsid="0134a6f1"/>
    </style:style>
    <style:style style:name="T462" style:family="text">
      <style:text-properties officeooo:rsid="01399b2b"/>
    </style:style>
    <style:style style:name="T463" style:family="text">
      <style:text-properties officeooo:rsid="0136b289"/>
    </style:style>
    <style:style style:name="T464" style:family="text">
      <style:text-properties officeooo:rsid="01360675"/>
    </style:style>
    <style:style style:name="T465" style:family="text">
      <style:text-properties officeooo:rsid="0138909a"/>
    </style:style>
    <style:style style:name="T466" style:family="text">
      <style:text-properties officeooo:rsid="000cd2c8"/>
    </style:style>
    <style:style style:name="T467" style:family="text">
      <style:text-properties officeooo:rsid="00a9445a"/>
    </style:style>
    <style:style style:name="T468" style:family="text">
      <style:text-properties officeooo:rsid="00747a60"/>
    </style:style>
    <style:style style:name="T469" style:family="text">
      <style:text-properties officeooo:rsid="000e24a9"/>
    </style:style>
    <style:style style:name="T470" style:family="text">
      <style:text-properties officeooo:rsid="016f5db0"/>
    </style:style>
    <style:style style:name="T471" style:family="text">
      <style:text-properties officeooo:rsid="003f2c0f"/>
    </style:style>
    <style:style style:name="T472" style:family="text">
      <style:text-properties officeooo:rsid="0169eb30"/>
    </style:style>
    <style:style style:name="T473" style:family="text">
      <style:text-properties officeooo:rsid="01251bd0"/>
    </style:style>
    <style:style style:name="T474" style:family="text">
      <style:text-properties officeooo:rsid="00ad67cc"/>
    </style:style>
    <style:style style:name="T475" style:family="text">
      <style:text-properties officeooo:rsid="0170965e"/>
    </style:style>
    <style:style style:name="T476" style:family="text">
      <style:text-properties officeooo:rsid="01729272"/>
    </style:style>
    <style:style style:name="T477" style:family="text">
      <style:text-properties officeooo:rsid="0125a5a5"/>
    </style:style>
    <style:style style:name="T478" style:family="text">
      <style:text-properties officeooo:rsid="00be1738"/>
    </style:style>
    <style:style style:name="T479" style:family="text">
      <style:text-properties officeooo:rsid="01955b7c"/>
    </style:style>
    <style:style style:name="T480" style:family="text">
      <style:text-properties officeooo:rsid="01988f79"/>
    </style:style>
    <style:style style:name="T481" style:family="text">
      <style:text-properties officeooo:rsid="01991d3a"/>
    </style:style>
    <style:style style:name="T482" style:family="text">
      <style:text-properties officeooo:rsid="01995394"/>
    </style:style>
    <style:style style:name="T483" style:family="text">
      <style:text-properties officeooo:rsid="019a047c"/>
    </style:style>
    <style:style style:name="T484" style:family="text">
      <style:text-properties officeooo:rsid="019c6981"/>
    </style:style>
    <style:style style:name="T485" style:family="text">
      <style:text-properties officeooo:rsid="019ddce7"/>
    </style:style>
    <style:style style:name="T486" style:family="text">
      <style:text-properties officeooo:rsid="01a0476c"/>
    </style:style>
    <style:style style:name="T487" style:family="text">
      <style:text-properties officeooo:rsid="01a4add8"/>
    </style:style>
    <style:style style:name="T488" style:family="text">
      <style:text-properties officeooo:rsid="01815da6"/>
    </style:style>
    <style:style style:name="T489" style:family="text">
      <style:text-properties officeooo:rsid="0139df1d"/>
    </style:style>
    <style:style style:name="T490" style:family="text">
      <style:text-properties officeooo:rsid="0193e6e2"/>
    </style:style>
    <style:style style:name="T491" style:family="text">
      <style:text-properties officeooo:rsid="0194436e"/>
    </style:style>
    <style:style style:name="T492" style:family="text">
      <style:text-properties officeooo:rsid="01928a88"/>
    </style:style>
    <style:style style:name="T493" style:family="text">
      <style:text-properties officeooo:rsid="0130086e"/>
    </style:style>
    <style:style style:name="T494" style:family="text">
      <style:text-properties officeooo:rsid="0192dded"/>
    </style:style>
    <style:style style:name="T495" style:family="text">
      <style:text-properties officeooo:rsid="0187360e"/>
    </style:style>
    <style:style style:name="T496" style:family="text">
      <style:text-properties officeooo:rsid="013a7cd0"/>
    </style:style>
    <style:style style:name="T497" style:family="text">
      <style:text-properties officeooo:rsid="00bed844"/>
    </style:style>
    <style:style style:name="T498" style:family="text">
      <style:text-properties officeooo:rsid="00bcd9a2"/>
    </style:style>
    <style:style style:name="T499" style:family="text">
      <style:text-properties officeooo:rsid="00bd61ed"/>
    </style:style>
    <style:style style:name="T500" style:family="text">
      <style:text-properties officeooo:rsid="01ace619"/>
    </style:style>
    <style:style style:name="T501" style:family="text">
      <style:text-properties officeooo:rsid="01ae9919"/>
    </style:style>
    <style:style style:name="T502" style:family="text">
      <style:text-properties officeooo:rsid="01af3f80"/>
    </style:style>
    <style:style style:name="T503" style:family="text">
      <style:text-properties officeooo:rsid="01b2b4e2"/>
    </style:style>
    <style:style style:name="T504" style:family="text">
      <style:text-properties officeooo:rsid="01b477b6"/>
    </style:style>
    <style:style style:name="T505" style:family="text">
      <style:text-properties officeooo:rsid="01c6650b"/>
    </style:style>
    <style:style style:name="T506" style:family="text">
      <style:text-properties officeooo:rsid="0217643b"/>
    </style:style>
    <style:style style:name="T507" style:family="text">
      <style:text-properties officeooo:rsid="02262e43"/>
    </style:style>
    <style:style style:name="T508" style:family="text">
      <style:text-properties officeooo:rsid="0227a438"/>
    </style:style>
    <style:style style:name="T509" style:family="text">
      <style:text-properties officeooo:rsid="023fe6c3"/>
    </style:style>
    <style:style style:name="T510" style:family="text">
      <style:text-properties officeooo:rsid="02429e20"/>
    </style:style>
    <style:style style:name="T511" style:family="text">
      <style:text-properties officeooo:rsid="0242c367"/>
    </style:style>
    <style:style style:name="T512" style:family="text">
      <style:text-properties officeooo:rsid="02469277"/>
    </style:style>
    <style:style style:name="T513" style:family="text">
      <style:text-properties officeooo:rsid="024ac0aa"/>
    </style:style>
    <style:style style:name="T514" style:family="text">
      <style:text-properties officeooo:rsid="00ead1db"/>
    </style:style>
    <style:style style:name="T515" style:family="text">
      <style:text-properties officeooo:rsid="024b1140"/>
    </style:style>
    <style:style style:name="T516" style:family="text">
      <style:text-properties officeooo:rsid="024d6a77"/>
    </style:style>
    <style:style style:name="T517" style:family="text">
      <style:text-properties officeooo:rsid="024ea3ae"/>
    </style:style>
    <style:style style:name="T518" style:family="text">
      <style:text-properties officeooo:rsid="02500604"/>
    </style:style>
    <style:style style:name="T519" style:family="text">
      <style:text-properties officeooo:rsid="02542676"/>
    </style:style>
    <style:style style:name="T520" style:family="text">
      <style:text-properties officeooo:rsid="025665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2">ARMOIRE DE CUISINE INTELLIGENTE<text:span text:style-name="T421"> INCLUANT UN BRAS ROBOTIQUE</text:span></text:h>
      <text:h text:style-name="P2" text:outline-level="3"><text:bookmark-start text:name="__RefHeading___Toc1857_3138935548"/><text:span text:style-name="T1">D</text:span>omaine de l'invention<text:bookmark-end text:name="__RefHeading___Toc1857_3138935548"/></text:h>
      <text:p text:style-name="P63"><text:span text:style-name="T98">La présente invention concerne u</text:span><text:span text:style-name="T41">n appareil</text:span><text:span text:style-name="T42"> </text:span><text:span text:style-name="T92">de stockage d'aliments </text:span><text:span text:style-name="T91">constitué d'une armoire de cuisine,</text:span><text:span text:style-name="T42"> un bras robotique</text:span><text:span text:style-name="T91">, un ordinateur et des contenants</text:span><text:span text:style-name="T99">.</text:span><text:span text:style-name="T100"> </text:span><text:span text:style-name="T2">Plus précisément, l'invention se rapporte à</text:span><text:span text:style-name="T101"> un</text:span><text:span text:style-name="T2"> </text:span><text:span text:style-name="T101">appareil incluant </text:span><text:span text:style-name="T2">une armoire de cuisine </text:span><text:span text:style-name="T101">ou autre structure de même nature dans lequel </text:span><text:span text:style-name="T102">est stockés des ingrédients dans des contenants et dans lequel </text:span><text:span text:style-name="T101">est intégré un bras robotique</text:span><text:span text:style-name="T104">,</text:span><text:span text:style-name="T103"> contrôlé par un ordinateur</text:span><text:span text:style-name="T104">,</text:span></text:p>
      <text:p text:style-name="P62"><text:span text:style-name="T43">muni d'un</text:span><text:span text:style-name="T94"> </text:span><text:span text:style-name="T95">moyen de déplacement et d'un </text:span><text:span text:style-name="T94">moyen de préhension</text:span><text:span text:style-name="T93"> </text:span><text:span text:style-name="T96">pour</text:span><text:span text:style-name="T93"> manipuler </text:span><text:span text:style-name="T97">lesdits</text:span><text:span text:style-name="T93"> contenants</text:span><text:span text:style-name="T105">.</text:span></text:p>
      <text:p text:style-name="P62"><text:span text:style-name="T105"/></text:p>
      <text:h text:style-name="P3" text:outline-level="3"><text:bookmark-start text:name="__RefHeading___Toc1859_3138935548"/>Description de l'art antérieur<text:bookmark-end text:name="__RefHeading___Toc1859_3138935548"/></text:h>
      <text:p text:style-name="P61"><text:span text:style-name="T69">Le domaine connexe le plus similaire possédant de l'art antérieur </text:span><text:span text:style-name="T70">est le domaine d</text:span><text:span text:style-name="T69">es réfrigérateurs intelligents</text:span><text:span text:style-name="T70">.</text:span><text:span text:style-name="T71"> </text:span><text:span text:style-name="T69">Les réfrigérateurs intelligents offrent </text:span><text:span text:style-name="T72">l'accès à un ordinateur généralement connecté à l'internet</text:span><text:span text:style-name="T73"> et à d</text:span><text:span text:style-name="T74">es </text:span><text:span text:style-name="T73">applications</text:span><text:span text:style-name="T72">.</text:span><text:span text:style-name="T75"> </text:span><text:span text:style-name="T76">La plupart utilise</text:span><text:span text:style-name="T106">nt</text:span><text:span text:style-name="T76"> des caméras afin de détecté les aliments ce qui permet de maintenir un inventaire, commander des ingrédients manquants et </text:span><text:span text:style-name="T77">avertir lorsqu'un aliment est pr</text:span><text:span text:style-name="T80">ès</text:span><text:span text:style-name="T77"> d'être périmé</text:span><text:span text:style-name="T76">. </text:span><text:span text:style-name="T81">Toutefois, l</text:span><text:span text:style-name="T75">es réfrigérateurs intelligents actuels comportent plusieurs inconvénient</text:span><text:span text:style-name="T78">s</text:span><text:span text:style-name="T69">:</text:span></text:p>
      <text:list xml:id="list2326104089" text:style-name="L1">
        <text:list-item>
          <text:p text:style-name="P66"><text:span text:style-name="T206">L</text:span><text:span text:style-name="T204">'inventaire </text:span><text:span text:style-name="T207">automatique </text:span><text:span text:style-name="T204">est </text:span><text:span text:style-name="T208">peu précis puisqu'il est géré </text:span><text:span text:style-name="T204">à travers des caméras</text:span><text:span text:style-name="T208"> </text:span><text:span text:style-name="T209">au lieu d'être géré en mesurant le poids des ingrédients</text:span><text:span text:style-name="T205">.</text:span></text:p>
        </text:list-item>
        <text:list-item>
          <text:p text:style-name="P60"><text:span text:style-name="T85">L</text:span><text:span text:style-name="T79">'inventaire automatique est impossible </text:span><text:span text:style-name="T86">par reconnaissance visuelle </text:span><text:span text:style-name="T79">pour de</text:span><text:span text:style-name="T87">s aliments en vrac</text:span><text:span text:style-name="T86">. Par exemple, il</text:span><text:span text:style-name="T79"> existe une très grande </text:span><text:span text:style-name="T88">variété</text:span><text:span text:style-name="T79"> d'ingrédient</text:span><text:span text:style-name="T89"> secs</text:span><text:span text:style-name="T79"> qui </text:span><text:span text:style-name="T90">ont l'apparence d'une</text:span><text:span text:style-name="T79"> poudre bl</text:span><text:span text:style-name="T86">a</text:span><text:span text:style-name="T79">nche</text:span><text:span text:style-name="T86">.</text:span></text:p>
        </text:list-item>
        <text:list-item>
          <text:p text:style-name="P64"><text:span text:style-name="T82">Les réfrigérateurs intelligents actuels n</text:span><text:span text:style-name="T79">'inclus pas de bras robotique</text:span><text:span text:style-name="T83"> qui offre la possibilité de faire plus de tâches dans la cuisine que </text:span><text:span text:style-name="T84">de simplement </text:span><text:span text:style-name="T83">maintenir un inventaire.</text:span></text:p>
        </text:list-item>
      </text:list>
      <text:h text:style-name="P3" text:outline-level="3"><text:bookmark-start text:name="__RefHeading___Toc1986_3138935548"/><text:span text:style-name="T210">Sommaire de l'invention</text:span> <text:s text:c="2"/><text:bookmark-end text:name="__RefHeading___Toc1986_3138935548"/></text:h>
      <text:p text:style-name="P77"><text:span text:style-name="T221">On garde souvent en réserve des aliments dans le garde-manger. Toutefois, on a constaté qu'il est facile de gaspiller des aliments en les oubliant au fond de l'armoire. On s'est rendu compte que l'idéal serait d'automatiser le garde-manger.</text:span></text:p>
      <text:p text:style-name="P77"><text:soft-page-break/><text:span text:style-name="T457">De plus, il arrive souvent qu'on se demande quoi faire pour souper. Un inventaire permet d'obtenir des suggestions de recettes avec des ingrédients que vous avez.</text:span></text:p>
      <text:p text:style-name="P31"><text:span text:style-name="T41">L'invention concerne </text:span><text:span text:style-name="T58">un appareil comportant </text:span><text:span text:style-name="T41">un</text:span><text:span text:style-name="T57">e armoire de cuisine ou autre structure de même nature</text:span><text:span text:style-name="T42"> </text:span><text:span text:style-name="T59">et</text:span><text:span text:style-name="T42"> un bras robotique</text:span><text:span text:style-name="T41"> </text:span><text:span text:style-name="T43">muni </text:span><text:span text:style-name="T44">d'un moyen de préhension</text:span><text:span text:style-name="T45"> </text:span><text:span text:style-name="T41">qui </text:span><text:span text:style-name="T46">sort</text:span><text:span text:style-name="T47">, pèse</text:span><text:span text:style-name="T46"> et range automatiquement les ingrédients</text:span><text:span text:style-name="T48"> stockés dans des contenants</text:span><text:span text:style-name="T49"> </text:span><text:span text:style-name="T48">comme des pots, des bouteilles, des </text:span><text:span text:style-name="T50">boîtes de </text:span><text:span text:style-name="T48">conserve ou autres objets de même nature</text:span><text:span text:style-name="T46">. De plus, ledit appareil </text:span><text:span text:style-name="T41">maintient un inventaire automatiquement en pesant </text:span><text:span text:style-name="T51">les</text:span><text:span text:style-name="T41"> contenant</text:span><text:span text:style-name="T51">s</text:span><text:span text:style-name="T41"> après chaque utilisation. L'ordinateur peut ainsi faire une liste d'épicerie avec les aliments qui commencent à manquer.</text:span><text:span text:style-name="T51"> Il peut aussi s</text:span><text:span text:style-name="T41">uggérer des recettes avec des aliments qui sont près d'être périmés.</text:span></text:p>
      <text:p text:style-name="P31"><text:span text:style-name="T10">Ledit bras robotique </text:span><text:span text:style-name="T11">a besoin de se déplacer pour </text:span><text:span text:style-name="T10">accéder aux contenants et aux outils</text:span><text:span text:style-name="T12"> à travers un mouvement vertical et/ou horizontal selon la géométrie de l'armoire</text:span><text:span text:style-name="T10">.</text:span></text:p>
      <text:p text:style-name="P31"><text:span text:style-name="T32">Selon un</text:span><text:span text:style-name="T33">e</text:span><text:span text:style-name="T32"> réalisation préférée, </text:span><text:span text:style-name="T34">le bras robotique </text:span><text:span text:style-name="T35">est fixé à un chariot sur un</text:span><text:span text:style-name="T36"> support</text:span><text:span text:style-name="T35"> transversal</text:span><text:span text:style-name="T37">. Le chariot se déplace latéralement</text:span><text:span text:style-name="T52"> sur ledit support transversale</text:span><text:span text:style-name="T60">. Ce dernier</text:span><text:span text:style-name="T53"> </text:span><text:span text:style-name="T37">est fixé </text:span><text:span text:style-name="T61">avec un</text:span><text:span text:style-name="T56"> moyen d</text:span><text:span text:style-name="T61">e</text:span><text:span text:style-name="T56"> déplacement vertical</text:span><text:span text:style-name="T37">. L</text:span><text:span text:style-name="T56">e moyen de déplacement vertical</text:span><text:span text:style-name="T37"> est composé d'un moteur, un moyen d'entraînement </text:span><text:span text:style-name="T38">(câble, chaîne, vis-sans-fin, etc) </text:span><text:span text:style-name="T37">et un moyen de contrôle de position</text:span><text:span text:style-name="T38"> (roulement linéaire</text:span><text:span text:style-name="T39">, </text:span><text:span text:style-name="T54">coussinet</text:span><text:span text:style-name="T38">, roue, </text:span><text:span text:style-name="T55">rail, </text:span><text:span text:style-name="T38">etc)</text:span><text:span text:style-name="T68">.</text:span></text:p>
      <text:p text:style-name="P84"><text:span text:style-name="T452">Selon une réalisation préférée de l'appareil de la présente invention, u</text:span><text:span text:style-name="T446">n </text:span><text:span text:style-name="T447">porte-câble</text:span><text:span text:style-name="T448"> de chaîne de traction est utilisé pour acheminer </text:span><text:span text:style-name="T449">les câbles du boîtier électrique d</text:span><text:span text:style-name="T453">udit </text:span><text:span text:style-name="T449">appareil jusqu'au mouvement vertical et</text:span><text:span text:style-name="T450">/ou horizontal</text:span><text:span text:style-name="T449"> </text:span><text:span text:style-name="T451">et au bras robotique</text:span><text:span text:style-name="T449">.</text:span></text:p>
      <text:p text:style-name="P44"><text:span text:style-name="T355">Il est probable que l'appareil de la présente invention nécessite un système de</text:span><text:span text:style-name="T356"> sécurité </text:span><text:span text:style-name="T405">afin d'être suffisamment sécuritaire</text:span><text:span text:style-name="T355">. Selon une réalisation préférée, ledit appareil inclut un moyen de détecter les portes et</text:span><text:span text:style-name="T357"> un moyen d'</text:span><text:span text:style-name="T355">empêche</text:span><text:span text:style-name="T358">r</text:span><text:span text:style-name="T355"> </text:span><text:span text:style-name="T356">ledit appareil de fonctionner lorsque les portes sont ouvertes.</text:span><text:span text:style-name="T359"> Par exemple, </text:span><text:span text:style-name="T360">si les portes de l'armoire sont conçus de manière à ce qu'une seule porte puisse être ouverte en premier, </text:span><text:span text:style-name="T359">un aimant est inséré sur </text:span><text:span text:style-name="T360">cette porte</text:span><text:span text:style-name="T359"> </text:span><text:span text:style-name="T360">et</text:span><text:span text:style-name="T359"> un capteur magnétique est fixé à l'appareil.</text:span><text:span text:style-name="T360"> Lorsque la porte est fermé</text:span><text:span text:style-name="T422">e</text:span><text:span text:style-name="T360">, le capteur détecte l'aimant et l'appareil peut fonctionner. Lorsque la porte est ouverte, </text:span><text:span text:style-name="T361">le</text:span><text:span text:style-name="T360"> moyen d'empêcher ledit appareil de fonctionner </text:span><text:span text:style-name="T361">est enclenché. Ce moyen peut être un relais, un contacteur, un module de sécurité ou autre</text:span><text:span text:style-name="T362"> système équivalent qui coupe l'alimentation </text:span><text:span text:style-name="T412">électrique </text:span><text:span text:style-name="T411">d'une partie ou de la totalité </text:span><text:span text:style-name="T362">de l'appareil.</text:span></text:p>
      <text:p text:style-name="P45"><text:soft-page-break/><text:span text:style-name="T356">Selon une autre réalisation préférée, ledit appareil inclut un moyen de verrouiller les </text:span><text:span text:style-name="T363">portes lorsque l'appareil est en fonction. Ce moyen peut être un solénoïde qui insère une tige dans la porte pour l'empêcher d'ouvrir mécaniquement. Ce moyen peut</text:span><text:span text:style-name="T365"> aussi</text:span><text:span text:style-name="T363"> être </text:span><text:span text:style-name="T364">n'importe quel</text:span><text:span text:style-name="T363"> des nombreux produits qui existe déjà sur le marché qui servent à verrouiller des portes.</text:span><text:span text:style-name="T366">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418">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32"><text:span text:style-name="T13">Le bras robotique</text:span><text:span text:style-name="T14"> pourrait aller chercher les contenants ou des outils </text:span><text:span text:style-name="T15">à des positions prédéterminés pour chaque objet, mais idéalement, </text:span><text:span text:style-name="T16">selon une réalisation préférée, </text:span><text:span text:style-name="T15">l</text:span><text:span text:style-name="T3">e</text:span><text:span text:style-name="T4">dit</text:span><text:span text:style-name="T3"> bras robotique</text:span><text:span text:style-name="T5"> (5)</text:span><text:span text:style-name="T3"> est muni </text:span><text:span text:style-name="T62">d'</text:span><text:span text:style-name="T3">une caméra</text:span><text:span text:style-name="T6"> ou un lecteur de code</text:span><text:span text:style-name="T3"> afin de détecter les contenants.</text:span><text:span text:style-name="T7"> Les contenants peuvent être muni d'une étiquette, un code</text:span><text:span text:style-name="T8"> (code barre, code magnétique</text:span><text:span text:style-name="T9">, etc</text:span><text:span text:style-name="T8">)</text:span><text:span text:style-name="T7"> ou autre système similaire afin de simplifier l'identification.</text:span></text:p>
      <text:p text:style-name="P78"><text:span text:style-name="T224">L'avantage d'utilisé un bras robotique</text:span><text:span text:style-name="T225">,</text:span><text:span text:style-name="T224"> contrairement à d'autres systèmes comme un système de convoyeurs</text:span><text:span text:style-name="T225">,</text:span><text:span text:style-name="T224"> est qu'un bras robotique peut effectuer une multitude de tâches.</text:span><text:span text:style-name="T223"> </text:span><text:span text:style-name="T226">La tâche principale dudit bras robotique </text:span><text:span text:style-name="T227">dans le modèle de base </text:span><text:span text:style-name="T226">est de </text:span><text:span text:style-name="T227">sortir</text:span><text:span text:style-name="T228">, peser</text:span><text:span text:style-name="T227"> et ranger les </text:span><text:span text:style-name="T229">contenants</text:span><text:span text:style-name="T227">.</text:span><text:span text:style-name="T230"> Toutefois, en incorporant des outils</text:span><text:span text:style-name="T423"> ou d</text:span><text:span text:style-name="T426">'autres </text:span><text:span text:style-name="T424">appareils</text:span><text:span text:style-name="T230"> dans </text:span><text:span text:style-name="T425">l'</text:span><text:span text:style-name="T230">appareil de la présente invention, le bras robotique peut utiliser </text:span><text:span text:style-name="T231">c</text:span><text:span text:style-name="T230">es outils</text:span><text:span text:style-name="T427"> ou autres appareils</text:span><text:span text:style-name="T230"> dans le but d'accomplir de</text:span><text:span text:style-name="T459">s</text:span><text:span text:style-name="T230"> tâches dans la cuisine</text:span><text:span text:style-name="T232"> comme couper</text:span><text:span text:style-name="T233">, tremper,</text:span><text:span text:style-name="T234"> chauffer,</text:span><text:span text:style-name="T235"> égoutter, </text:span><text:span text:style-name="T375">ouvrir des </text:span><text:span text:style-name="T389">boîtes de </text:span><text:span text:style-name="T375">conserve, </text:span><text:span text:style-name="T235">pétrir, revenir,</text:span><text:span text:style-name="T233"> </text:span><text:span text:style-name="T235">proportionner, </text:span><text:span text:style-name="T233">verser, </text:span><text:span text:style-name="T236">battre, </text:span><text:span text:style-name="T233">étuver,</text:span><text:span text:style-name="T232"> </text:span><text:span text:style-name="T236">nettoyer, </text:span><text:span text:style-name="T512">réfrigérer, </text:span><text:span text:style-name="T232">fouetter</text:span><text:span text:style-name="T233">, cuire</text:span><text:span text:style-name="T237"> et bien d'autres.</text:span></text:p>
      <text:p text:style-name="P78"><text:span text:style-name="T460">Les outils peuvent être ranger sur des crochets ou dans des compartiments.</text:span><text:span text:style-name="T505"> </text:span><text:span text:style-name="T461">Les</text:span><text:span text:style-name="T462">dits</text:span><text:span text:style-name="T461"> </text:span><text:span text:style-name="T463">autres </text:span><text:span text:style-name="T461">appareils sont déposés sur des tablettes</text:span><text:span text:style-name="T464"> ou fixé à l'armoire directement</text:span><text:span text:style-name="T465">.</text:span></text:p>
      <text:p text:style-name="P78"><text:span text:style-name="T238">De nombreuses opérations en cuisine nécessite l'utilisation de deux mains.</text:span><text:span text:style-name="T239"> </text:span><text:span text:style-name="T240">Par exemple, pour ouvrir un contenant, une main doit tenir le contenant et une autre main doit tenir le couvercle.</text:span></text:p>
      <text:p text:style-name="P43"><text:span text:style-name="T241">Ainsi, </text:span><text:span text:style-name="T242">selon</text:span><text:span text:style-name="T241"> une réalisation préférée, ledit appareil inclut </text:span><text:span text:style-name="T243">un étau automatisé</text:span><text:span text:style-name="T244"> qui</text:span><text:span text:style-name="T243"> est utilisé pour tenir des contenants ou des objets.</text:span></text:p>
      <text:p text:style-name="P31"><text:span text:style-name="T25">Selon une autre réalisation préférée, </text:span><text:span text:style-name="T26">ledit appareil inclut un bras robotique </text:span><text:span text:style-name="T65">secondaire </text:span><text:span text:style-name="T27">comme outil </text:span><text:span text:style-name="T26">afin d'assister </text:span><text:span text:style-name="T28">le bras robotique </text:span><text:span text:style-name="T29">principal</text:span><text:span text:style-name="T28"> </text:span><text:span text:style-name="T26">dans les tâches de cuisine.</text:span><text:span text:style-name="T30"> Le bras robotique</text:span><text:span text:style-name="T66"> secondaire</text:span><text:span text:style-name="T30"> est fix</text:span><text:span text:style-name="T63">é</text:span><text:span text:style-name="T30"> </text:span><text:soft-page-break/><text:span text:style-name="T30">sur </text:span><text:span text:style-name="T64">une</text:span><text:span text:style-name="T30"> surface de travail contrairement au bras </text:span><text:span text:style-name="T31">principal</text:span><text:span text:style-name="T30"> qui peut se déplacer dans l'ensemble de l'appareil pour aller chercher des contenants partout.</text:span></text:p>
      <text:p text:style-name="P85"><text:span text:style-name="T245">Ledit appareil</text:span><text:span text:style-name="T246"> doit</text:span><text:span text:style-name="T247"> inclu</text:span><text:span text:style-name="T246">re</text:span><text:span text:style-name="T247"> </text:span><text:span text:style-name="T248">au minimum </text:span><text:span text:style-name="T247">un capteur</text:span><text:span text:style-name="T354"> de pesage</text:span><text:span text:style-name="T247"> </text:span><text:span text:style-name="T246">afin de</text:span><text:span text:style-name="T247"> peser les ingrédients. Selon une réalisation préférée, </text:span><text:span text:style-name="T320">un</text:span><text:span text:style-name="T247"> capteur se retrouve </text:span><text:span text:style-name="T320">dans</text:span><text:span text:style-name="T247"> une balance. Le bras robotique dépose </text:span><text:span text:style-name="T249">un</text:span><text:span text:style-name="T247"> contenant</text:span><text:span text:style-name="T428"> ou autre objet</text:span><text:span text:style-name="T247"> sur la balance pour déterminer </text:span><text:span text:style-name="T249">son</text:span><text:span text:style-name="T247"> poids.</text:span></text:p>
      <text:p text:style-name="P85"><text:span text:style-name="T247">Selon une autre réalisation préférée, </text:span><text:span text:style-name="T466">un</text:span><text:span text:style-name="T247"> capteur se retrouve directement sur le bras robotique</text:span><text:span text:style-name="T467"> </text:span><text:span text:style-name="T468">principal</text:span><text:span text:style-name="T247">. Le bras robotique connaît alors rapidement le poids de ce qu'il porte.</text:span></text:p>
      <text:p text:style-name="P85"><text:span text:style-name="T247">Selon une autre réalisation préférée, </text:span><text:span text:style-name="T469">un</text:span><text:span text:style-name="T247"> capteur se retrouve sur</text:span><text:span text:style-name="T470"> l'étau ou</text:span><text:span text:style-name="T247"> </text:span><text:span text:style-name="T471">la main </text:span><text:span text:style-name="T472">du bras robotique </text:span><text:span text:style-name="T473">secondaire</text:span><text:span text:style-name="T247">.</text:span><text:span text:style-name="T471"> Cela permet de mesurer le poid</text:span><text:span text:style-name="T474">s des ingrédients</text:span><text:span text:style-name="T471"> extrai</text:span><text:span text:style-name="T474">ent</text:span><text:span text:style-name="T471"> des </text:span><text:span text:style-name="T474">contenants</text:span><text:span text:style-name="T471"> puisque l</text:span><text:span text:style-name="T475">'étau ou l</text:span><text:span text:style-name="T471">a main </text:span><text:span text:style-name="T476">du bras robotique </text:span><text:span text:style-name="T477">secondaire</text:span><text:span text:style-name="T471"> maintient le </text:span><text:span text:style-name="T474">contenant</text:span><text:span text:style-name="T471"> en place lors de l'extraction.</text:span></text:p>
      <text:p text:style-name="P43"><text:span text:style-name="T250">L</text:span><text:span text:style-name="T430">'</text:span><text:span text:style-name="T250">appareil </text:span><text:span text:style-name="T429">de la présente invention </text:span><text:span text:style-name="T250">possède un </text:span><text:span text:style-name="T251">ordinateur </text:span><text:span text:style-name="T250">pour contrôler</text:span><text:span text:style-name="T431"> le bras robotique et pouvoir communiquer avec l'utilisateur</text:span><text:span text:style-name="T250">. Ledit ordinateur </text:span><text:span text:style-name="T252">est aussi un serveur auquel un ou des clients peuvent se connecter pour</text:span><text:span text:style-name="T251"> communiquer </text:span><text:span text:style-name="T252">avec </text:span><text:span text:style-name="T251">l'appareil</text:span><text:span text:style-name="T250"> à travers un réseau.</text:span></text:p>
      <text:p text:style-name="P46">Selon une réalisation préférée, un écran tactile<text:span text:style-name="T501"> ou un écran régulier</text:span> est intégré dans l'appareil afin de pouvoir communiquer directement avec ledit ordinateur sans passer par l'intermédiaire d'un autre ordinateur.<text:span text:style-name="T455"> </text:span><text:span text:style-name="T502">Avec un écran tactile, l</text:span><text:span text:style-name="T456">'utilisateur peut utiliser des applications facilement.</text:span></text:p>
      <text:p text:style-name="P43"><text:span text:style-name="T253">De nombreuses recettes et de nombreuses transformations d'aliments requi</text:span><text:span text:style-name="T254">èr</text:span><text:span text:style-name="T253">e</text:span><text:span text:style-name="T254">nt</text:span><text:span text:style-name="T253"> </text:span><text:span text:style-name="T254">de l'eau potable et</text:span><text:span text:style-name="T255">/ou</text:span><text:span text:style-name="T254"> rejettent des eaux usées.</text:span></text:p>
      <text:p text:style-name="P41"><text:span text:style-name="T254">Selon une réalisation préférée, ledit </text:span><text:span text:style-name="T256">appareil inclu</text:span><text:span text:style-name="T432">t</text:span><text:span text:style-name="T256"> un</text:span><text:span text:style-name="T379"> évier.</text:span><text:span text:style-name="T380"> L'</text:span><text:span text:style-name="T256">entrée d'eau</text:span><text:span text:style-name="T257"> </text:span><text:span text:style-name="T380">est acheminé </text:span><text:span text:style-name="T384">comme </text:span><text:span text:style-name="T380">normalement</text:span><text:span text:style-name="T381"> </text:span><text:span text:style-name="T258">par la pression du système de plomberie à travers une valve</text:span><text:span text:style-name="T433"> contrôlé par un électro-aimant ou un autre type de valve</text:span><text:span text:style-name="T382">.</text:span><text:span text:style-name="T380"> </text:span><text:span text:style-name="T382">T</text:span><text:span text:style-name="T380">andis que la</text:span><text:span text:style-name="T257"> sortie d'eau</text:span><text:span text:style-name="T382"> peut soit être évacué par gravité ou sois être <text:s/>être évacué</text:span><text:span text:style-name="T258"> par l'entremise d'une pompe. </text:span><text:span text:style-name="T383">Le</text:span><text:span text:style-name="T257"> </text:span><text:span text:style-name="T376">bassin</text:span><text:span text:style-name="T257"> </text:span><text:span text:style-name="T377">recueill</text:span><text:span text:style-name="T383">ant</text:span><text:span text:style-name="T377"> </text:span><text:span text:style-name="T259">temporairement</text:span><text:span text:style-name="T257"> l'eau usée</text:span><text:span text:style-name="T383"> possède une légère </text:span><text:span text:style-name="T378">inclinaison </text:span><text:span text:style-name="T383">vers le drain dans le but d'éviter de garder de l'eau stagnante dans le fond du bassin.</text:span><text:span text:style-name="T385"> Le</text:span><text:span text:style-name="T434">dit</text:span><text:span text:style-name="T385"> bassin est recouvert d'une plaque perforée </text:span><text:span text:style-name="T386">pour offrir une surface de travail supplémentaire et permettre à l'utilisateur de déposer des contenants sur cette surface. </text:span><text:span text:style-name="T385">Le bassin possède un rebord</text:span><text:span text:style-name="T387"> plus élevé que la plaque perforée</text:span><text:span text:style-name="T385"> dans le but d'éviter </text:span><text:span text:style-name="T387">que de l'eau ne ruisselle sur la plaque</text:span><text:span text:style-name="T388"> jusqu'</text:span><text:span text:style-name="T387">à l'extérieur de l'évier.</text:span></text:p>
      <text:p text:style-name="P47">Dans les dessins qui illustrent l'invention, </text:p>
      <text:p text:style-name="P81"><text:soft-page-break/>la FIGURE 1 est une vue <text:span text:style-name="T203">de face </text:span><text:span text:style-name="T485">d'une réalisation préférentielle </text:span><text:span text:style-name="T203">de l'appareil selon la présente invention</text:span><text:span text:style-name="T260">, </text:span><text:span text:style-name="T203">les portes fermées</text:span>, <text:span text:style-name="T484">affichant l'intégration d'un écran tactile (2),</text:span></text:p>
      <text:p text:style-name="P99"><text:span text:style-name="T221">la FIGURE </text:span><text:span text:style-name="T488">2</text:span><text:span text:style-name="T221"> est une </text:span><text:span text:style-name="T486">vue </text:span><text:span text:style-name="T203">de face </text:span><text:span text:style-name="T485">d'une réalisation préférentielle </text:span><text:span text:style-name="T203">de l'appareil selon la présente invention</text:span><text:span text:style-name="T260">,</text:span><text:span text:style-name="T489"> les portes ouvertes, </text:span><text:span text:style-name="T490">affichant comme </text:span><text:span text:style-name="T491">exemple</text:span><text:span text:style-name="T489"> </text:span><text:span text:style-name="T492">certains</text:span><text:span text:style-name="T489"> outils</text:span><text:span text:style-name="T493"> et appareils</text:span><text:span text:style-name="T490">:</text:span><text:span text:style-name="T494"> u</text:span><text:span text:style-name="T495">n</text:span><text:span text:style-name="T489"> four (6), </text:span><text:span text:style-name="T495">un </text:span><text:span text:style-name="T496">bras mélangeur (7) et </text:span><text:span text:style-name="T495">une </text:span><text:span text:style-name="T489">spatule (</text:span><text:span text:style-name="T496">8</text:span><text:span text:style-name="T489">)</text:span><text:span text:style-name="T497"> et</text:span></text:p>
      <text:p text:style-name="P80">la FIGURE 3 <text:span text:style-name="T221">est une </text:span><text:span text:style-name="T486">vue </text:span><text:span text:style-name="T203">de face </text:span><text:span text:style-name="T485">d'une </text:span><text:span text:style-name="T487">autre </text:span><text:span text:style-name="T485">réalisation préférentielle </text:span><text:span text:style-name="T203">de l'appareil selon la présente invention</text:span>, les portes ouvertes, comportant un évier (<text:span text:style-name="T498">20</text:span>)<text:span text:style-name="T499">, un four (6), et un lave vaisselle (</text:span><text:span text:style-name="T478">17</text:span><text:span text:style-name="T499">)</text:span><text:span text:style-name="T478">.</text:span></text:p>
      <text:p text:style-name="P87"/>
      <text:h text:style-name="P58" text:outline-level="2">Un exemple de réalisation préférentielle<text:span text:style-name="T506"> complet</text:span></text:h>
      <text:p text:style-name="P79">En se référant aux dessins,<text:span text:style-name="T479"> on verra que l'appareil est constitué d'une armoire de cuisine (1)</text:span><text:span text:style-name="T480">, un </text:span><text:span text:style-name="T481">boîtier électrique (21) comportant un </text:span><text:span text:style-name="T480">ordinateur (</text:span><text:span text:style-name="T481">non illustré</text:span><text:span text:style-name="T480">)</text:span><text:span text:style-name="T482">, de nombreux contenants (3)</text:span><text:span text:style-name="T483"> et un bras robotique (5).</text:span><text:span text:style-name="T500"> Un écran tactile</text:span><text:span text:style-name="T504"> (2)</text:span><text:span text:style-name="T500"> </text:span><text:span text:style-name="T503">est intégré dans une des portes de l'armoire de cuisine (1).</text:span></text:p>
      <text:p text:style-name="P70"><text:span text:style-name="T107">En se référant encore aux dessins plus particulièrement à la figure </text:span><text:span text:style-name="T108">2</text:span><text:span text:style-name="T109">, on verra que l'appareil comporte des outils</text:span><text:span text:style-name="T113"> sur les côtés de l'appareil</text:span><text:span text:style-name="T110">: </text:span><text:span text:style-name="T111">un bras mélangeur (7)</text:span><text:span text:style-name="T114"> et</text:span><text:span text:style-name="T112"> une spatule (8)</text:span><text:span text:style-name="T114">.</text:span><text:span text:style-name="T115"> Ces outils sont suspendus <text:s/>sur des crochets</text:span><text:span text:style-name="T118"> (non illustré)</text:span><text:span text:style-name="T115"> fixé</text:span><text:span text:style-name="T117">s</text:span><text:span text:style-name="T115"> aux parois latérale</text:span><text:span text:style-name="T116">s</text:span><text:span text:style-name="T117">.</text:span></text:p>
      <text:p text:style-name="P71"><text:span text:style-name="T107">En se référant encore aux dessins plus particulièrement à la figure </text:span><text:span text:style-name="T120">3</text:span><text:span text:style-name="T109">, </text:span><text:span text:style-name="T119">o</text:span><text:span text:style-name="T124">n verra que l'appareil comporte d</text:span><text:span text:style-name="T121">'autres appareils</text:span><text:span text:style-name="T126">: </text:span><text:span text:style-name="T122">un</text:span><text:span text:style-name="T123"> </text:span><text:span text:style-name="T165">mini</text:span><text:span text:style-name="T122"> four (6) et un </text:span><text:span text:style-name="T166">mini</text:span><text:span text:style-name="T122"> </text:span><text:span text:style-name="T128">lave-vaisselle</text:span><text:span text:style-name="T122"> (</text:span><text:span text:style-name="T125">17)</text:span><text:span text:style-name="T127"> qui sont déposé sur une des tablettes de l'armoire de cuisine (1).</text:span><text:span text:style-name="T201"> Sur la même tablette repose le boîtier électrique (</text:span><text:span text:style-name="T202">21</text:span><text:span text:style-name="T201">).</text:span></text:p>
      <text:p text:style-name="P72"><text:span text:style-name="T67">O</text:span><text:span text:style-name="T138">n verra aussi </text:span><text:span text:style-name="T139">que le bras robotique (5) est rattaché </text:span><text:span text:style-name="T140">au support transversale (</text:span><text:span text:style-name="T141">9</text:span><text:span text:style-name="T140">)</text:span><text:span text:style-name="T142"> à travers un chariot (non illustré) qui se déplace </text:span><text:span text:style-name="T143">latéralement sur ledit support transversale (9).</text:span><text:span text:style-name="T144"> Ce dernier est lui-même rattaché au moyen de déplacement vertical</text:span><text:span text:style-name="T145"> (22)</text:span><text:span text:style-name="T144">.</text:span><text:span text:style-name="T146"> </text:span><text:span text:style-name="T150">À l'intérieur de la partie supérieur de l'armoire (23), le</text:span><text:span text:style-name="T129"> moteur </text:span><text:span text:style-name="T147">dudit moyen de déplacement vertical</text:span><text:span text:style-name="T155"> (22)</text:span><text:span text:style-name="T130"> entraîne un arbre soutenu par des paliers</text:span><text:span text:style-name="T131">. Le</text:span><text:span text:style-name="T151">dit</text:span><text:span text:style-name="T131"> moteur entraîne l'arbre</text:span><text:span text:style-name="T132"> à travers</text:span><text:span text:style-name="T130"> </text:span><text:span text:style-name="T133">u</text:span><text:span text:style-name="T132">n réducteur de vitesse irréversible </text:span><text:span text:style-name="T134">dans le but d'éviter d'immobiliser la charge lorsque le moteur n'est pas en fonction</text:span><text:span text:style-name="T149"> </text:span><text:span text:style-name="T148">(non illustré)</text:span><text:span text:style-name="T134">.</text:span><text:span text:style-name="T135"> </text:span><text:span text:style-name="T156">U</text:span><text:span text:style-name="T135">ne poulie est fixé à l'arbre de chaque côté</text:span><text:span text:style-name="T136"> et entraîne </text:span><text:span text:style-name="T157">deux</text:span><text:span text:style-name="T136"> câble</text:span><text:span text:style-name="T157">s</text:span><text:span text:style-name="T136"> d'acier qui </text:span><text:span text:style-name="T158">sont</text:span><text:span text:style-name="T136"> fixé</text:span><text:span text:style-name="T158">s</text:span><text:span text:style-name="T136"> au support transversale</text:span><text:span text:style-name="T159"> (9)</text:span><text:span text:style-name="T136">. </text:span><text:span text:style-name="T152">À l'intérieur du moyen de déplacement vertical </text:span><text:span text:style-name="T153">(22)</text:span><text:span text:style-name="T154">, </text:span><text:span text:style-name="T160">d</text:span><text:span text:style-name="T137">es rails sont fixés de chaque côté dans lesquels des roulettes attachés au support transversale</text:span><text:span text:style-name="T161"> (9)</text:span><text:span text:style-name="T137"> roulent.</text:span></text:p>
      <text:p text:style-name="P88"><text:soft-page-break/><text:span text:style-name="T137">D</text:span><text:span text:style-name="T79">es portes-câbles</text:span><text:span text:style-name="T163"> (non illustrés)</text:span><text:span text:style-name="T79"> sont utilisé</text:span><text:span text:style-name="T164">s</text:span><text:span text:style-name="T79"> dans le support transversale (9) et dans le moyen de déplacement vertical (22) pour acheminer des câbles électrique du boîtier électrique (21) jusqu'au mouvement horizontal et au bras robotique (5)</text:span><text:span text:style-name="T162">.</text:span></text:p>
      <text:p text:style-name="P73"><text:span text:style-name="T173">E</text:span><text:span text:style-name="T107">n se référant </text:span><text:span text:style-name="T173">encore </text:span><text:span text:style-name="T107">aux dessins</text:span><text:span text:style-name="T167">, </text:span><text:span text:style-name="T168">o</text:span><text:span text:style-name="T174">n verra qu</text:span><text:span text:style-name="T169">'une pince (</text:span><text:span text:style-name="T170">10</text:span><text:span text:style-name="T169">)</text:span><text:span text:style-name="T171"> est rattaché à l'extrémité </text:span><text:span text:style-name="T172">du bras robotique (5) et une </text:span><text:span text:style-name="T175">caméra </text:span><text:span text:style-name="T176">(13) </text:span><text:span text:style-name="T175">est fixé à proximité de l'extrémité du bras robotique.</text:span></text:p>
      <text:p text:style-name="P74"><text:span text:style-name="T175">O</text:span><text:span text:style-name="T183">n verra aussi qu'un</text:span><text:span text:style-name="T179"> évier</text:span><text:span text:style-name="T186"> (20)</text:span><text:span text:style-name="T179"> est installé aux dessus </text:span><text:span text:style-name="T182">du mini four</text:span><text:span text:style-name="T180"> </text:span><text:span text:style-name="T181">(6)</text:span><text:span text:style-name="T182"> et du mini lave-vai</text:span><text:span text:style-name="T184">s</text:span><text:span text:style-name="T182">selle (17). </text:span><text:span text:style-name="T185">L'évier</text:span><text:span text:style-name="T187"> (20)</text:span><text:span text:style-name="T185"> est composé </text:span><text:span text:style-name="T187">d'un bassin (19)</text:span><text:span text:style-name="T193">, </text:span><text:span text:style-name="T188">un robinet (15)</text:span><text:span text:style-name="T194"> et possède un rebord (</text:span><text:span text:style-name="T195">18</text:span><text:span text:style-name="T194">)</text:span><text:span text:style-name="T189">.</text:span><text:span text:style-name="T190"> Une plaque perforée (16)</text:span><text:span text:style-name="T191"> est apposé sur le bassin (19)</text:span><text:span text:style-name="T192">.</text:span></text:p>
      <text:p text:style-name="P89"><text:span text:style-name="T196">Enfin, on</text:span><text:span text:style-name="T79"> verra qu'un étau</text:span><text:span text:style-name="T177"> automatisé</text:span><text:span text:style-name="T79"> (</text:span><text:span text:style-name="T178">11</text:span><text:span text:style-name="T79">)</text:span><text:span text:style-name="T178"> est installé </text:span><text:span text:style-name="T199">sur un capteur de pesage (</text:span><text:span text:style-name="T200">12</text:span><text:span text:style-name="T199">)</text:span><text:span text:style-name="T200"> qui lui-même est installé</text:span><text:span text:style-name="T199"> </text:span><text:span text:style-name="T178">sur </text:span><text:span text:style-name="T197">la plaque perforée</text:span><text:span text:style-name="T198"> (16).</text:span></text:p>
      <text:p text:style-name="P82"/>
      <text:p text:style-name="P76"><text:span text:style-name="T445"/></text:p>
      <text:p text:style-name="P83"><text:span text:style-name="T449"/></text:p>
      <text:p text:style-name="P86"/>
      <text:p text:style-name="P98">Attends: Est-ce que ça fonctionne mes revendications? :</text:p>
      <text:p text:style-name="P96">1.</text:p>
      <text:p text:style-name="P96">2. =&gt; 1.</text:p>
      <text:p text:style-name="P96">3. =&gt; 1.</text:p>
      <text:p text:style-name="P96">4. =&gt; 1.</text:p>
      <text:p text:style-name="P96"/>
      <text:p text:style-name="P96"/>
      <text:p text:style-name="P96"/>
      <text:p text:style-name="P97">TODO: Limité l'invention à un bras robotique mobile qui se déplace dans l'armoire pour aller cherche les contenants et les outils. Ce n'est pas qu'un simple bras robotique déposer sur le comptoir.</text:p>
      <text:p text:style-name="P56"/>
      <text:p text:style-name="P56">Les réalisations de l’invention, au sujet desquelles un droit exclusif de propriété ou de privilège est revendiqué, sont définies comme suit<text:span text:style-name="T261"> : </text:span></text:p>
      <text:p text:style-name="P56"/>
      <text:p text:style-name="P15"><text:span text:style-name="T262">1) U</text:span><text:span text:style-name="T222">n appareil</text:span><text:span text:style-name="T223"> </text:span><text:span text:style-name="T263">de stockage d'aliments </text:span><text:span text:style-name="T262">constitué d'une armoire de cuisine ou autre structure de même nature,</text:span><text:span text:style-name="T223"> un bras robotique</text:span><text:span text:style-name="T262">, un ordinateur et des contenants</text:span><text:span text:style-name="T264">, lequel bras robotique</text:span><text:span text:style-name="T328"> est muni d'un</text:span><text:span text:style-name="T368"> </text:span><text:span text:style-name="T391">moyen de déplacement et d'un </text:span><text:span text:style-name="T368">moyen de préhension</text:span><text:span text:style-name="T264"> </text:span><text:span text:style-name="T392">pour</text:span><text:span text:style-name="T264"> manipuler </text:span><text:span text:style-name="T338">lesdits</text:span><text:span text:style-name="T264"> contenants, lequel ordinateur interagit avec l'utilisateur et contrôle le</text:span><text:span text:style-name="T329">dit</text:span><text:span text:style-name="T264"> bras robotique</text:span><text:span text:style-name="T329">, </text:span><text:span text:style-name="T264">le</text:span><text:span text:style-name="T329">s</text:span><text:span text:style-name="T264">quel</text:span><text:span text:style-name="T329">s</text:span><text:span text:style-name="T264"> </text:span><text:span text:style-name="T330">contenants </text:span><text:span text:style-name="T331">servent à</text:span><text:span text:style-name="T264"> stock</text:span><text:span text:style-name="T331">er</text:span><text:span text:style-name="T264"> des aliments</text:span><text:span text:style-name="T337">.</text:span></text:p>
      <text:p text:style-name="P15"/>
      <text:p text:style-name="P16"><text:span text:style-name="T367">2)</text:span><text:span text:style-name="T368"> Un appareil selon la revendication 1, </text:span><text:span text:style-name="T332">caractérisé en ce que </text:span><text:span text:style-name="T266">le </text:span><text:span text:style-name="T368">moyen </text:span><text:span text:style-name="T370">de préhension </text:span><text:span text:style-name="T369">comporte un</text:span><text:span text:style-name="T371">e</text:span><text:span text:style-name="T369"> pince rattaché </text:span><text:span text:style-name="T372">sur et contrôl</text:span><text:span text:style-name="T373">é</text:span><text:span text:style-name="T372"> par led</text:span><text:span text:style-name="T369">it bras robotique.</text:span></text:p>
      <text:p text:style-name="P16"/>
      <text:p text:style-name="P17"><text:span text:style-name="T390">3) </text:span><text:span text:style-name="T368">Un appareil selon la reven</text:span><text:span text:style-name="T406">d</text:span><text:span text:style-name="T368">ication </text:span><text:span text:style-name="T327">1</text:span><text:span text:style-name="T368">, </text:span><text:span text:style-name="T406">c</text:span><text:span text:style-name="T332">aractérisé en ce que </text:span><text:span text:style-name="T393">le moyen </text:span><text:span text:style-name="T396">de déplacement comporte un</text:span><text:span text:style-name="T394"> moyen d'effectuer un mouvement vertical</text:span><text:span text:style-name="T396"> composé d'un moteur, un moyen d'entraînement</text:span><text:span text:style-name="T454">,</text:span><text:span text:style-name="T396"> un moyen de contrôle de position</text:span><text:span text:style-name="T454">.</text:span></text:p>
      <text:p text:style-name="P17"/>
      <text:p text:style-name="P21"><text:span text:style-name="T398">4) </text:span><text:span text:style-name="T368">Un appareil selon la revendication </text:span><text:span text:style-name="T40">3</text:span><text:span text:style-name="T368">, </text:span><text:span text:style-name="T332">caractérisé en ce que </text:span><text:span text:style-name="T393">le moyen de </text:span><text:span text:style-name="T399">d'entraînement du moyen d'effectuer un mouvement vertical est composé d'un câble, d'une chaîne ou d'une vis-sans-fin</text:span><text:span text:style-name="T402">.</text:span></text:p>
      <text:p text:style-name="P21"/>
      <text:p text:style-name="P21"><text:soft-page-break/><text:span text:style-name="T399">5)</text:span><text:span text:style-name="T398"> </text:span><text:span text:style-name="T368">Un appareil selon la revendication </text:span><text:span text:style-name="T40">3</text:span><text:span text:style-name="T368">, </text:span><text:span text:style-name="T332">caractérisé en ce que </text:span><text:span text:style-name="T393">le moyen de </text:span><text:span text:style-name="T399">contrôle de position du moyen d'effectuer un mouvement vertical est composé </text:span><text:span text:style-name="T403">de</text:span><text:span text:style-name="T401"> rails et </text:span><text:span text:style-name="T399">d</text:span><text:span text:style-name="T400">e roues</text:span><text:span text:style-name="T401">, </text:span><text:span text:style-name="T400">roulements </text:span><text:span text:style-name="T401">linéaires ou coussinets</text:span><text:span text:style-name="T404">.</text:span></text:p>
      <text:p text:style-name="P21"/>
      <text:p text:style-name="P21"><text:span text:style-name="T395">4</text:span><text:span text:style-name="T390">) </text:span><text:span text:style-name="T368">Un appareil selon la revendication </text:span><text:span text:style-name="T40">3</text:span><text:span text:style-name="T368">, </text:span><text:span text:style-name="T332">caractérisé en ce que </text:span><text:span text:style-name="T393">le moyen de déplacement du</text:span><text:span text:style-name="T394">dit bras robotique comporte un support transversal</text:span><text:span text:style-name="T397"> et</text:span><text:span text:style-name="T394"> un chariot</text:span><text:span text:style-name="T397">, lequel chariot se déplace latéralement sur ledit support transversal.</text:span></text:p>
      <text:p text:style-name="P65"/>
      <text:p text:style-name="P30"><text:span text:style-name="T321">5</text:span>) Un appareil selon la revendication <text:span text:style-name="T322">4 et 5,</text:span> c</text:p>
      <text:p text:style-name="P42"><text:span text:style-name="T435">S</text:span><text:span text:style-name="T436">elon une réalisation préférée</text:span><text:span text:style-name="T437"> du moyen de déplacement vertical</text:span><text:span text:style-name="T436">, </text:span><text:span text:style-name="T437">le moteur se retrouve dans la partie supérieure de l'armoire</text:span><text:span text:style-name="T438"> et entraîne un arbre soutenu par des paliers</text:span><text:span text:style-name="T442">. Le moteur entraîne l'arbre</text:span><text:span text:style-name="T439"> à travers</text:span><text:span text:style-name="T438"> </text:span><text:span text:style-name="T440">u</text:span><text:span text:style-name="T439">n réducteur de vitesse irréversible </text:span><text:span text:style-name="T441">dans le but d'éviter d'immobiliser la charge lorsque le moteur n'est pas en fonction.</text:span><text:span text:style-name="T443"> Une poulie est fixé à l'arbre de chaque côté</text:span><text:span text:style-name="T444"> de l'appareil et entraîne un câble d'acier qui est fixé au support transversale. </text:span><text:span text:style-name="T445">Des rails sont fixés de chaque côté de l'appareil dans lesquels des roulettes attachés au support transversale roulent.</text:span></text:p>
      <text:p text:style-name="P40"><text:span text:style-name="T452">Selon une réalisation préférée de l'appareil de la présente invention, u</text:span><text:span text:style-name="T446">n </text:span><text:span text:style-name="T447">porte-câble</text:span><text:span text:style-name="T448"> de chaîne de traction est utilisé pour acheminer </text:span><text:span text:style-name="T449">les câbles du boîtier électrique d</text:span><text:span text:style-name="T453">udit </text:span><text:span text:style-name="T449">appareil jusqu'au mouvement vertical et</text:span><text:span text:style-name="T450">/ou horizontal</text:span><text:span text:style-name="T449"> </text:span><text:span text:style-name="T451">et au bras robotique</text:span><text:span text:style-name="T449">.</text:span></text:p>
      <text:p text:style-name="P17"/>
      <text:p text:style-name="P18"><text:span text:style-name="T406">4) </text:span><text:span text:style-name="T368">Un appareil selon la revendication </text:span><text:span text:style-name="T327">1</text:span><text:span text:style-name="T368">,</text:span><text:span text:style-name="T407"> <text:s/></text:span><text:span text:style-name="T406">c</text:span><text:span text:style-name="T332">aractérisé en ce que</text:span><text:span text:style-name="T408"> ledit appareil de la présente invention comporte un système de sécurité</text:span><text:span text:style-name="T409"> pour </text:span><text:span text:style-name="T413">empêcher</text:span><text:span text:style-name="T409"> </text:span><text:span text:style-name="T410">une partie ou la totalité de l'appareil </text:span><text:span text:style-name="T413">de fonctionner lorsqu'au moins une porte est </text:span><text:span text:style-name="T414">ouverte.</text:span></text:p>
      <text:p text:style-name="P18"/>
      <text:p text:style-name="P19"><text:span text:style-name="T415">5</text:span><text:span text:style-name="T406">) </text:span><text:span text:style-name="T368">Un appareil selon la revendication </text:span><text:span text:style-name="T327">1</text:span><text:span text:style-name="T368">,</text:span><text:span text:style-name="T407"> <text:s/></text:span><text:span text:style-name="T406">c</text:span><text:span text:style-name="T332">aractérisé en ce que</text:span><text:span text:style-name="T408"> ledit appareil de la présente invention comporte un système de sécurité</text:span><text:span text:style-name="T409"> pour </text:span><text:span text:style-name="T413">empêcher</text:span><text:span text:style-name="T409"> </text:span><text:span text:style-name="T410">une partie ou la totalité de l'appareil </text:span><text:span text:style-name="T413">de fonctionner lorsqu'au moins une porte est </text:span><text:span text:style-name="T414">ouverte.</text:span></text:p>
      <text:p text:style-name="P19"/>
      <text:p text:style-name="P20"><text:span text:style-name="T416">6</text:span><text:span text:style-name="T406">) </text:span><text:span text:style-name="T368">Un appareil selon la revendication </text:span><text:span text:style-name="T327">1</text:span><text:span text:style-name="T368">,</text:span><text:span text:style-name="T407"> <text:s/></text:span><text:span text:style-name="T406">c</text:span><text:span text:style-name="T332">aractérisé en ce que</text:span><text:span text:style-name="T408"> ledit appareil de la présente invention comporte un système de sécurité</text:span><text:span text:style-name="T409"> pour </text:span><text:span text:style-name="T417">verrouiller les portes lorsque l'appareil est en fonction</text:span><text:span text:style-name="T418"> et un moyen de désactivé </text:span><text:span text:style-name="T419">l'appareil lorsque les portes sont déjà ouvertes</text:span><text:span text:style-name="T420">.</text:span></text:p>
      <text:p text:style-name="P15"/>
      <text:p text:style-name="P27"><text:soft-page-break/>2)<text:span text:style-name="T265"> Un appareil selon la revendication 1, </text:span><text:span text:style-name="T332">caractérisé en ce que </text:span><text:span text:style-name="T266">le bras robotique possède </text:span><text:span text:style-name="T333">un moyen de d'identifier les</text:span><text:span text:style-name="T339">dits</text:span><text:span text:style-name="T333"> contenants ou des outils</text:span><text:span text:style-name="T334">.</text:span></text:p>
      <text:p text:style-name="P27"/>
      <text:p text:style-name="P28">3) Un appareil selon la revendication 2, caractérisé en ce que le moyen <text:span text:style-name="T335">d'identification des contenants ou des outils </text:span><text:span text:style-name="T336">comporte une caméra intégré à la main dudit bras robotique</text:span><text:span text:style-name="T340"> permettant d'identifier visuellement lesdits contenants ou des outils ou de lire des codes</text:span><text:span text:style-name="T341">-barres ou </text:span><text:span text:style-name="T374">d'</text:span><text:span text:style-name="T341">autres identifiants de même nature</text:span><text:span text:style-name="T340">.</text:span></text:p>
      <text:p text:style-name="P28"/>
      <text:p text:style-name="P29"><text:span text:style-name="T348">4</text:span>) Un appareil selon la revendication 2, caractérisé en ce que le moyen <text:span text:style-name="T335">d'identification des contenants ou des outils </text:span><text:span text:style-name="T336">comporte un</text:span><text:span text:style-name="T340"> lecteur de code</text:span><text:span text:style-name="T336"> intégré à la main dudit bras robotique</text:span><text:span text:style-name="T340"> permettant de lire les codes apposés sur lesdits contenants ou des outils.</text:span></text:p>
      <text:p text:style-name="P27"/>
      <text:p text:style-name="P14"><text:span text:style-name="T348">5</text:span><text:span text:style-name="T267">) </text:span><text:span text:style-name="T265">Un appareil selon la revendication </text:span><text:span text:style-name="T323">1, 2,</text:span><text:span text:style-name="T325"> 3,</text:span><text:span text:style-name="T323"> </text:span><text:span text:style-name="T324">ou </text:span><text:span text:style-name="T325">4</text:span><text:span text:style-name="T267">, </text:span><text:span text:style-name="T342">caractérisé en ce que l</text:span><text:span text:style-name="T344">edit </text:span><text:span text:style-name="T343">appareil</text:span><text:span text:style-name="T344"> de la présente invention</text:span><text:span text:style-name="T342"> </text:span><text:span text:style-name="T343">inclut un</text:span><text:span text:style-name="T268"> </text:span><text:span text:style-name="T345">ou </text:span><text:span text:style-name="T268">des outils</text:span><text:span text:style-name="T347"> ou appareils</text:span><text:span text:style-name="T346"> de cuisine</text:span><text:span text:style-name="T268"> permettant d'accomplir des tâ</text:span><text:span text:style-name="T269">ches dans la cuisine</text:span><text:span text:style-name="T283">.</text:span></text:p>
      <text:p text:style-name="P24"/>
      <text:p text:style-name="P13"><text:span text:style-name="T285">6</text:span><text:span text:style-name="T284">)</text:span><text:span text:style-name="T17"> Un appareil selon la revendication </text:span><text:span text:style-name="T24">5</text:span><text:span text:style-name="T17">, </text:span><text:span text:style-name="T18">caractérisé en ce </text:span><text:span text:style-name="T20">que </text:span><text:span text:style-name="T19">lesdits appareils de cuisine comporte un four</text:span><text:span text:style-name="T2"> permett</text:span><text:span text:style-name="T22">a</text:span><text:span text:style-name="T2">nt au</text:span><text:span text:style-name="T20">dit</text:span><text:span text:style-name="T2"> bras robotique de</text:span><text:span text:style-name="T20"> déposer des contenants allant au </text:span><text:span text:style-name="T21">four</text:span><text:span text:style-name="T20"> dans ledit four</text:span><text:span text:style-name="T23"> afin de</text:span><text:span text:style-name="T2"> cuire certains aliments.</text:span></text:p>
      <text:p text:style-name="P23"/>
      <text:p text:style-name="P22"><text:span text:style-name="T350">7</text:span>) Un appareil selon la revendication <text:span text:style-name="T326">1, 2, 3, 4, 5 ou 6</text:span>, <text:span text:style-name="T342">caractérisé en ce que l</text:span><text:span text:style-name="T344">edit </text:span><text:span text:style-name="T343">appareil</text:span><text:span text:style-name="T344"> de la présente invention</text:span><text:span text:style-name="T342"> </text:span><text:span text:style-name="T343">inclut </text:span>un étau<text:span text:style-name="T316"> </text:span>automatisé qui est utilisé pour tenir des contenants ou d<text:span text:style-name="T349">'autres</text:span> <text:span text:style-name="T317">objets.</text:span></text:p>
      <text:p text:style-name="P49"/>
      <text:p text:style-name="P34"><text:span text:style-name="T351">8</text:span><text:span text:style-name="T318">) Un appareil selon la revendication </text:span><text:span text:style-name="T313">1, 2, 3, 4, 5 ou 6</text:span><text:span text:style-name="T318">, </text:span><text:span text:style-name="T286">caractérisé en ce que l</text:span><text:span text:style-name="T287">edit </text:span><text:span text:style-name="T288">appareil</text:span><text:span text:style-name="T287"> de la présente invention</text:span><text:span text:style-name="T286"> </text:span><text:span text:style-name="T288">inclut </text:span><text:span text:style-name="T318">un deuxième bras robotique </text:span><text:span text:style-name="T352">secondaire</text:span><text:span text:style-name="T353"> fixé sur une surface de travail dans l'appareil</text:span><text:span text:style-name="T318"> pour assister dans les tâches de la cuisine.</text:span></text:p>
      <text:p text:style-name="P50"/>
      <text:p text:style-name="P33"><text:span text:style-name="T290">9</text:span><text:span text:style-name="T278">) Un appareil selon la revendication </text:span><text:span text:style-name="T313">1, 2, 3, 4, 5 ou 6</text:span><text:span text:style-name="T278">, </text:span><text:span text:style-name="T286">caractérisé en ce que l</text:span><text:span text:style-name="T287">edit </text:span><text:span text:style-name="T288">appareil</text:span><text:span text:style-name="T287"> de la présente invention</text:span><text:span text:style-name="T286"> </text:span><text:span text:style-name="T288">inclut </text:span><text:span text:style-name="T278">un </text:span><text:span text:style-name="T289">moyen de peser les ingrédients</text:span><text:span text:style-name="T298">.</text:span></text:p>
      <text:p text:style-name="P54"/>
      <text:p text:style-name="P35"><text:soft-page-break/><text:span text:style-name="T291">10</text:span><text:span text:style-name="T276">)</text:span><text:span text:style-name="T277"> <text:s/></text:span><text:span text:style-name="T278">Un appareil selon la revendication </text:span><text:span text:style-name="T292">9</text:span><text:span text:style-name="T279">, </text:span><text:span text:style-name="T286">caractérisé en ce que </text:span><text:span text:style-name="T293">le moyen de peser les ingrédients est constitué d'une balance</text:span><text:span text:style-name="T294"> possédant un moyen de communication avec ledit ordinateur et</text:span><text:span text:style-name="T293"> sur laquelle ledit bras robotique dépose </text:span><text:span text:style-name="T294">lesdits contenants.</text:span></text:p>
      <text:p text:style-name="P51"/>
      <text:p text:style-name="P36"><text:span text:style-name="T295">1</text:span><text:span text:style-name="T296">1</text:span><text:span text:style-name="T276">)</text:span><text:span text:style-name="T277"> <text:s/></text:span><text:span text:style-name="T278">Un appareil se</text:span><text:span text:style-name="T211">lon la revendication </text:span><text:span text:style-name="T212">9</text:span><text:span text:style-name="T213">, </text:span><text:span text:style-name="T214">caractérisé en ce que </text:span><text:span text:style-name="T215">le moyen de peser les ingrédients est constitué d'u</text:span><text:span text:style-name="T213">n capteur</text:span><text:span text:style-name="T216"> de pesage</text:span><text:span text:style-name="T213"> </text:span><text:span text:style-name="T217">installé</text:span><text:span text:style-name="T218"> directement sur le bras robotique </text:span><text:span text:style-name="T219">principal</text:span><text:span text:style-name="T220">.</text:span></text:p>
      <text:p text:style-name="P52"/>
      <text:p text:style-name="P37"><text:span text:style-name="T303">12</text:span><text:span text:style-name="T276">)</text:span><text:span text:style-name="T277"> <text:s/></text:span><text:span text:style-name="T278">Un appareil selon la revendication </text:span><text:span text:style-name="T300">9</text:span><text:span text:style-name="T279">, </text:span><text:span text:style-name="T286">caractérisé en ce que </text:span><text:span text:style-name="T293">le moyen de peser les ingrédients est constitué d'u</text:span><text:span text:style-name="T279">n capteur</text:span><text:span text:style-name="T297"> de pesage</text:span><text:span text:style-name="T279"> </text:span><text:span text:style-name="T299">installé</text:span><text:span text:style-name="T280"> directement sur l</text:span><text:span text:style-name="T302">edit </text:span><text:span text:style-name="T301">étau ou sur le</text:span><text:span text:style-name="T302">dit</text:span><text:span text:style-name="T301"> bras robotique secondaire</text:span><text:span text:style-name="T280">.</text:span></text:p>
      <text:p text:style-name="P38"><text:span text:style-name="T304">13</text:span><text:span text:style-name="T305">) Un appareil selon la revendication </text:span><text:span text:style-name="T314">1</text:span><text:span text:style-name="T305">, </text:span><text:span text:style-name="T286">caractérisé en ce que l</text:span><text:span text:style-name="T287">edit </text:span><text:span text:style-name="T288">appareil</text:span><text:span text:style-name="T287"> de la présente invention</text:span><text:span text:style-name="T286"> </text:span><text:span text:style-name="T305"><text:s/>inclut un écran tactile</text:span><text:span text:style-name="T312"> ou régulier</text:span><text:span text:style-name="T305"> afin de</text:span><text:span text:style-name="T308"> permettre à l'utilisateur de</text:span><text:span text:style-name="T305"> communiquer directement avec l</text:span><text:span text:style-name="T306">edit </text:span><text:span text:style-name="T305">ordinateur</text:span><text:span text:style-name="T309"> sans passer par un autre ordinateur</text:span><text:span text:style-name="T307">.</text:span></text:p>
      <text:p text:style-name="P53"/>
      <text:p text:style-name="P39"><text:span text:style-name="T281">1</text:span><text:span text:style-name="T311">4</text:span><text:span text:style-name="T281">) Un appareil selon la revendication </text:span><text:span text:style-name="T315">1,</text:span><text:span text:style-name="T281"> </text:span><text:span text:style-name="T286">caractérisé en ce que l</text:span><text:span text:style-name="T287">edit </text:span><text:span text:style-name="T288">appareil</text:span><text:span text:style-name="T287"> de la présente invention</text:span><text:span text:style-name="T286"> </text:span><text:span text:style-name="T281"><text:s/>inclut une entrée d'eau potable</text:span><text:span text:style-name="T310">,</text:span><text:span text:style-name="T281"> une sortie d'eau usée et un réservoir pour </text:span><text:span text:style-name="T282">recueillir</text:span><text:span text:style-name="T281">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269"><text:s/>incluant, mais ne se limitant pas à: </text:span><text:span text:style-name="T270">couper</text:span><text:span text:style-name="T271">, tremper,</text:span><text:span text:style-name="T272"> chauffer,</text:span><text:span text:style-name="T273"> égoutter, pétrir, revenir,</text:span><text:span text:style-name="T271"> </text:span><text:span text:style-name="T273">proportionner, </text:span><text:span text:style-name="T271">verser, </text:span><text:span text:style-name="T274">battre, </text:span><text:span text:style-name="T271">étuver,</text:span><text:span text:style-name="T270"> </text:span><text:span text:style-name="T274">nettoyer, </text:span><text:span text:style-name="T270">fouetter</text:span><text:span text:style-name="T271">, cuire</text:span><text:span text:style-name="T269">..</text:span><text:span text:style-name="T275">.</text:span></text:p>
      <text:p text:style-name="P10"/>
      <text:p text:style-name="P10"><text:soft-page-break/></text:p>
      <text:p text:style-name="P6">7) Un appareil selon la revendication 6, dans lequel est intégré optionnellement un mini lave-vaisselle. Celui-ci permet au bras robotique de nettoyer ses outils et ses contenants.</text:p>
      <text:p text:style-name="P6"/>
      <text:p text:style-name="P7"><text:span text:style-name="T267">3) </text:span><text:span text:style-name="T265">Un appareil selon la revendication </text:span><text:span text:style-name="T267">2, </text:span><text:span text:style-name="T268">dans lequel est inclut des outils permettant d'accomplir des tâ</text:span><text:span text:style-name="T269">ches dans la cuisine incluant, mais ne se limitant pas à: </text:span><text:span text:style-name="T270">couper</text:span><text:span text:style-name="T271">, tremper,</text:span><text:span text:style-name="T272"> chauffer,</text:span><text:span text:style-name="T273"> égoutter, pétrir, revenir,</text:span><text:span text:style-name="T271"> </text:span><text:span text:style-name="T273">proportionner, </text:span><text:span text:style-name="T271">verser, </text:span><text:span text:style-name="T274">battre, </text:span><text:span text:style-name="T271">étuver,</text:span><text:span text:style-name="T270"> </text:span><text:span text:style-name="T274">nettoyer, </text:span><text:span text:style-name="T270">fouetter</text:span><text:span text:style-name="T271">, cuire</text:span><text:span text:style-name="T269">..</text:span><text:span text:style-name="T275">.</text:span></text:p>
      <text:h text:style-name="P5" text:outline-level="3">Les caractéristiques de vos revendications</text:h>
      <text:p text:style-name="P55">Votre revendication doit être <text:span text:style-name="Strong_20_Emphasis">claire</text:span> pour éviter une interprétation du lecteur. Si vous utilisez des mots comme «<text:span text:style-name="T322"> mince </text:span>», «<text:span text:style-name="T322"> fort </text:span>», « <text:span text:style-name="T322">une grande partie</text:span> », « <text:span text:style-name="T322">tel que</text:span> », ou « <text:span text:style-name="T322">au besoin</text:span> », vous n’êtes probablement pas assez clair. Ces mots obligent le lecteur à porter un jugement en fonction de son opinion plutôt que d’une observation objective.</text:p>
      <text:p text:style-name="P55">Chaque revendication doit être <text:span text:style-name="Strong_20_Emphasis">complète</text:span>, c’est-à-dire qu’elle doit comprendre une <text:span text:style-name="T322">caractéristique inventive</text:span> et présenter<text:span text:style-name="T322"> suffisamment d’éléments</text:span> pour mettre l’invention dans le bon contexte.</text:p>
      <text:p text:style-name="P55">Les revendications doivent être <text:span text:style-name="Strong_20_Emphasis"><text:span text:style-name="T322">fondées</text:span></text:span><text:span text:style-name="T322"> sur la description</text:span>. Cela signifie que tout ce qui concerne votre invention et dont vous parlez dans les revendications doit être <text:span text:style-name="T322">entièrement expliqué dans la description</text:span>. De plus, <text:span text:style-name="T322">les mots que vous utilisez</text:span> dans les revendications <text:span text:style-name="T322">doivent se trouver dans la description</text:span> ou pouvoir être clairement suggérés par la description. </text:p>
      <text:h text:style-name="P4" text:outline-level="3"><text:bookmark text:name="Structure"/>La structure de vos revendications</text:h>
      <text:p text:style-name="P55">Une revendication est rédigée en une seule phrase (un énoncé) composée de trois parties : le préambule (ou l’introduction), le corps (ou la portée) et l’expression transitoire.</text:p>
      <text:p text:style-name="P55">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55">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55">L’<text:span text:style-name="Strong_20_Emphasis">expression transitoire</text:span> fait le lien entre les deux parties précédentes et se compose de mots ou d’expressions comme : </text:p>
      <text:list xml:id="list276864470" text:style-name="L2">
        <text:list-item>
          <text:p text:style-name="P93">« qui comprend »; </text:p>
        </text:list-item>
        <text:list-item>
          <text:p text:style-name="P93">« comprenant »; </text:p>
        </text:list-item>
        <text:list-item>
          <text:p text:style-name="P93">« incluant »; </text:p>
        </text:list-item>
        <text:list-item>
          <text:p text:style-name="P93">« composé de »; </text:p>
        </text:list-item>
        <text:list-item>
          <text:p text:style-name="P67">« composé essentiellement de ». </text:p>
        </text:list-item>
      </text:list>
      <text:p text:style-name="P55"><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55">Dans l’exemple qui suit, « un dispositif de saisie des données » est le préambule, « comprenant » est l’expression transitoire et le reste de la revendication forme le corps. </text:p>
      <text:h text:style-name="P57" text:outline-level="2"><text:bookmark text:name="wr01433"/><text:soft-page-break/>Conseils sur la rédaction des revendications</text:h>
      <text:p text:style-name="P55">Voici un résumé qui vous aidera à rédiger vos revendications : </text:p>
      <text:list xml:id="list761651894" text:style-name="L3">
        <text:list-item>
          <text:p text:style-name="P94">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94">Commencez par vos revendications les plus générales et progressez vers les plus précises. </text:p>
        </text:list-item>
        <text:list-item>
          <text:p text:style-name="P94">Commencez les revendications sur une <text:span text:style-name="Strong_20_Emphasis">nouvelle page</text:span> (distincte de la description) et numérotez chaque revendication en chiffres arabes en commençant par 1. </text:p>
        </text:list-item>
        <text:list-item>
          <text:p text:style-name="P94">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68">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55">Revendication d'appareil</text:p>
      <text:p text:style-name="P55">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48"/>
      <text:p text:style-name="P9">TODO: Revendication<text:span text:style-name="T319">s</text:span> par usage</text:p>
      <text:p text:style-name="P9"/>
      <text:p text:style-name="P25">La pratique canadienne dans ce domaine permet de revendiquer dans une même demande: </text:p>
      <text:p text:style-name="P25">(a) un produit et son procédé de préparation;</text:p>
      <text:p text:style-name="P25">(b) un produit et son usage (par exemple, un additif de viscosité et une huile incluant cet additif);</text:p>
      <text:p text:style-name="P25"><text:soft-page-break/>(c) un produit, son procédé de préparation et son usage; ou</text:p>
      <text:p text:style-name="P25">(d) un procédé et un appareil spécialement adapté à mettre à exécution le procédé;</text:p>
      <text:p text:style-name="P25">(e) un produit, son procédé de préparation et un appareil spécialement adapté à mettre à exécution le procédé; et</text:p>
      <text:p text:style-name="P26">(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5T15:00:08.712602223</dc:date>
    <meta:editing-duration>PT16H52M47S</meta:editing-duration>
    <meta:editing-cycles>546</meta:editing-cycles>
    <meta:document-statistic meta:table-count="0" meta:image-count="0" meta:object-count="0" meta:page-count="14" meta:paragraph-count="115" meta:word-count="3952" meta:character-count="25481" meta:non-whitespace-character-count="21485"/>
  </office:meta>
</office:document-meta>
</file>